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4.6547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736in"/>
    </style:style>
    <style:style style:name="co10" style:family="table-column">
      <style:table-column-properties fo:break-before="auto" style:column-width="1.355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39in"/>
    </style:style>
    <style:style style:name="co13" style:family="table-column">
      <style:table-column-properties fo:break-before="auto" style:column-width="1.5925in"/>
    </style:style>
    <style:style style:name="co14" style:family="table-column">
      <style:table-column-properties fo:break-before="auto" style:column-width="1.5209in"/>
    </style:style>
    <style:style style:name="co15" style:family="table-column">
      <style:table-column-properties fo:break-before="auto" style:column-width="1.4484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909in"/>
    </style:style>
    <style:style style:name="co19" style:family="table-column">
      <style:table-column-properties fo:break-before="auto" style:column-width="2.1744in"/>
    </style:style>
    <style:style style:name="co20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7744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0.61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4811in"/>
    </style:style>
    <style:style style:name="co26" style:family="table-column">
      <style:table-column-properties fo:break-before="auto" style:column-width="0.8102in"/>
    </style:style>
    <style:style style:name="co27" style:family="table-column">
      <style:table-column-properties fo:break-before="auto" style:column-width="3.1465in"/>
    </style:style>
    <style:style style:name="co28" style:family="table-column">
      <style:table-column-properties fo:break-before="auto" style:column-width="0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800080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background-color="#800080"/>
    </style:style>
    <style:style style:name="ce70" style:family="table-cell" style:parent-style-name="Default">
      <style:table-cell-properties fo:background-color="#800080"/>
      <style:text-properties style:use-window-font-color="true"/>
    </style:style>
    <style:style style:name="ce71" style:family="table-cell" style:parent-style-name="Default">
      <style:table-cell-properties fo:background-color="#55308d"/>
    </style:style>
    <style:style style:name="ce72" style:family="table-cell" style:parent-style-name="Default">
      <style:table-cell-properties fo:background-color="#55308d"/>
      <style:text-properties style:use-window-font-color="true"/>
    </style:style>
    <style:style style:name="ce73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55308d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78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2a6099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2a6099"/>
      <style:text-properties style:use-window-font-color="true"/>
    </style:style>
    <style:style style:name="ce83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88" style:family="table-cell" style:parent-style-name="Default">
      <style:table-cell-properties fo:background-color="#2a6099"/>
      <style:text-properties fo:color="#ffff00"/>
    </style:style>
    <style:style style:name="ce89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able-cell-properties fo:background-color="#158466"/>
    </style:style>
    <style:style style:name="ce92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93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3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Apple.H2"/>
    </style:style>
    <style:style style:name="ce31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Banana.H2"/>
    </style:style>
    <style:style style:name="ce9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Berries.H2"/>
    </style:style>
    <style:style style:name="ce3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Lemon.H2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7"/>
        <table:table-column table:style-name="co14" table:default-cell-style-name="ce81"/>
        <table:table-column table:style-name="co7" table:default-cell-style-name="ce81"/>
        <table:table-column table:style-name="co15" table:default-cell-style-name="ce8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20" table:number-columns-repeated="16364"/>
        <table:table-row table:style-name="ro1">
          <table:table-cell table:style-name="ce35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73"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table:style-name="ce78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84" office:value-type="string" calcext:value-type="string">
            <text:p>Caloric value per 100g</text:p>
          </table:table-cell>
          <table:table-cell table:style-name="ce88" office:value-type="string" calcext:value-type="string">
            <text:p>Protein value per 100g</text:p>
          </table:table-cell>
          <table:table-cell table:style-name="ce88" office:value-type="string" calcext:value-type="string">
            <text:p>Fat value per 100g</text:p>
          </table:table-cell>
          <table:table-cell table:style-name="ce88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93" office:value-type="string" calcext:value-type="string">
            <text:p>Ratio inbalance (from 35:35:30)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6</text:p>
          </table:table-cell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13" calcext:value-type="float">
            <text:p>1.13</text:p>
          </table:table-cell>
          <table:table-cell table:style-name="ce76" table:formula="of:=[.F2]/10" office:value-type="float" office:value="0.113" calcext:value-type="float">
            <text:p>0.113</text:p>
          </table:table-cell>
          <table:table-cell table:style-name="ce77" table:formula="of:=ROUND([.G2]/AVERAGE([.G$2:.G$100]) * 100; 2)" office:value-type="float" office:value="27.38" calcext:value-type="float">
            <text:p>27.38</text:p>
          </table:table-cell>
          <table:table-cell table:style-name="ce78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2]/[.$G2]/100; 2)" office:value-type="float" office:value="5.2" calcext:value-type="float">
            <text:p>5.2</text:p>
          </table:table-cell>
          <table:table-cell table:style-name="ce89" table:formula="of:=ROUND([.J2]/[.$G2]/100; 2)" office:value-type="float" office:value="0.03" calcext:value-type="float">
            <text:p>0.03</text:p>
          </table:table-cell>
          <table:table-cell table:style-name="ce89" table:formula="of:=ROUND([.K2]/[.$G2]/100; 2)" office:value-type="float" office:value="0.01" calcext:value-type="float">
            <text:p>0.01</text:p>
          </table:table-cell>
          <table:table-cell table:style-name="ce89" table:formula="of:=ROUND([.L2]/[.$G2]/100; 2)" office:value-type="float" office:value="1.25" calcext:value-type="float">
            <text:p>1.25</text:p>
          </table:table-cell>
          <table:table-cell table:formula="of:=ROUND(([.$J2]*4)/[.$I2]*100; 2)" office:value-type="float" office:value="2.18" calcext:value-type="float">
            <text:p>2.18</text:p>
          </table:table-cell>
          <table:table-cell table:formula="of:=ROUND(([.$K2]*9)/[.$I2]*100; 2)" office:value-type="float" office:value="2.3" calcext:value-type="float">
            <text:p>2.3</text:p>
          </table:table-cell>
          <table:table-cell table:formula="of:=ROUND(([.$L2]*4)/[.$I2]*100; 2)" office:value-type="float" office:value="95.85" calcext:value-type="float">
            <text:p>95.85</text:p>
          </table:table-cell>
          <table:table-cell table:style-name="ce93" table:formula="of:=ROUND(ABS([.$Q2]-35)+ABS([.$R2]-35)+ABS([.$S2]-30); 2)" office:value-type="float" office:value="131.37" calcext:value-type="float">
            <text:p>131.37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</text:span>11</text:p>
          </table:table-cell>
          <table:table-cell office:value-type="string" calcext:value-type="string">
            <text:p>CLEVER jablká červ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table:style-name="ce73" office:value-type="float" office:value="1.195" calcext:value-type="float">
            <text:p>1.195</text:p>
          </table:table-cell>
          <table:table-cell table:style-name="ce76" table:formula="of:=[.F3]/10" office:value-type="float" office:value="0.1195" calcext:value-type="float">
            <text:p>0.1195</text:p>
          </table:table-cell>
          <table:table-cell table:style-name="ce77" table:formula="of:=ROUND([.G3]/AVERAGE([.G$2:.G$100]) * 100; 2)" office:value-type="float" office:value="28.95" calcext:value-type="float">
            <text:p>28.95</text:p>
          </table:table-cell>
          <table:table-cell table:style-name="ce78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3]/[.$G3]/100; 2)" office:value-type="float" office:value="4.92" calcext:value-type="float">
            <text:p>4.92</text:p>
          </table:table-cell>
          <table:table-cell table:style-name="ce89" table:formula="of:=ROUND([.J3]/[.$G3]/100; 2)" office:value-type="float" office:value="0.03" calcext:value-type="float">
            <text:p>0.03</text:p>
          </table:table-cell>
          <table:table-cell table:style-name="ce89" table:formula="of:=ROUND([.K3]/[.$G3]/100; 2)" office:value-type="float" office:value="0.01" calcext:value-type="float">
            <text:p>0.01</text:p>
          </table:table-cell>
          <table:table-cell table:style-name="ce89" table:formula="of:=ROUND([.L3]/[.$G3]/100; 2)" office:value-type="float" office:value="1.18" calcext:value-type="float">
            <text:p>1.18</text:p>
          </table:table-cell>
          <table:table-cell table:formula="of:=ROUND(([.$J3]*4)/[.$I3]*100; 2)" office:value-type="float" office:value="2.18" calcext:value-type="float">
            <text:p>2.18</text:p>
          </table:table-cell>
          <table:table-cell table:formula="of:=ROUND(([.$K3]*9)/[.$I3]*100; 2)" office:value-type="float" office:value="2.3" calcext:value-type="float">
            <text:p>2.3</text:p>
          </table:table-cell>
          <table:table-cell table:formula="of:=ROUND(([.$L3]*4)/[.$I3]*100; 2)" office:value-type="float" office:value="95.85" calcext:value-type="float">
            <text:p>95.85</text:p>
          </table:table-cell>
          <table:table-cell table:style-name="ce93" table:formula="of:=ROUND(ABS([.$Q3]-35)+ABS([.$R3]-35)+ABS([.$S3]-30); 2)" office:value-type="float" office:value="131.37" calcext:value-type="float">
            <text:p>131.37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</text:span>12</text:p>
          </table:table-cell>
          <table:table-cell office:value-type="string" calcext:value-type="string">
            <text:p>CLEVER jablká zel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table:style-name="ce73" office:value-type="float" office:value="1.195" calcext:value-type="float">
            <text:p>1.195</text:p>
          </table:table-cell>
          <table:table-cell table:style-name="ce76" table:formula="of:=[.F4]/10" office:value-type="float" office:value="0.1195" calcext:value-type="float">
            <text:p>0.1195</text:p>
          </table:table-cell>
          <table:table-cell table:style-name="ce77" table:formula="of:=ROUND([.G4]/AVERAGE([.G$2:.G$100]) * 100; 2)" office:value-type="float" office:value="28.95" calcext:value-type="float">
            <text:p>28.95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4]/[.$G4]/100; 2)" office:value-type="float" office:value="4.51" calcext:value-type="float">
            <text:p>4.51</text:p>
          </table:table-cell>
          <table:table-cell table:style-name="ce89" table:formula="of:=ROUND([.J4]/[.$G4]/100; 2)" office:value-type="float" office:value="0.03" calcext:value-type="float">
            <text:p>0.03</text:p>
          </table:table-cell>
          <table:table-cell table:style-name="ce89" table:formula="of:=ROUND([.K4]/[.$G4]/100; 2)" office:value-type="float" office:value="0.03" calcext:value-type="float">
            <text:p>0.03</text:p>
          </table:table-cell>
          <table:table-cell table:style-name="ce89" table:formula="of:=ROUND([.L4]/[.$G4]/100; 2)" office:value-type="float" office:value="1.06" calcext:value-type="float">
            <text:p>1.06</text:p>
          </table:table-cell>
          <table:table-cell table:formula="of:=ROUND(([.$J4]*4)/[.$I4]*100; 2)" office:value-type="float" office:value="2.52" calcext:value-type="float">
            <text:p>2.52</text:p>
          </table:table-cell>
          <table:table-cell table:formula="of:=ROUND(([.$K4]*9)/[.$I4]*100; 2)" office:value-type="float" office:value="5.01" calcext:value-type="float">
            <text:p>5.01</text:p>
          </table:table-cell>
          <table:table-cell table:formula="of:=ROUND(([.$L4]*4)/[.$I4]*100; 2)" office:value-type="float" office:value="93.53" calcext:value-type="float">
            <text:p>93.53</text:p>
          </table:table-cell>
          <table:table-cell table:style-name="ce93" table:formula="of:=ROUND(ABS([.$Q4]-35)+ABS([.$R4]-35)+ABS([.$S4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8</text:p>
          </table:table-cell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69" calcext:value-type="float">
            <text:p>1.69</text:p>
          </table:table-cell>
          <table:table-cell table:style-name="ce76" table:formula="of:=[.F5]/10" office:value-type="float" office:value="0.169" calcext:value-type="float">
            <text:p>0.169</text:p>
          </table:table-cell>
          <table:table-cell table:style-name="ce77" table:formula="of:=ROUND([.G5]/AVERAGE([.G$2:.G$100]) * 100; 2)" office:value-type="float" office:value="40.95" calcext:value-type="float">
            <text:p>40.95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5]/[.$G5]/100; 2)" office:value-type="float" office:value="3.19" calcext:value-type="float">
            <text:p>3.19</text:p>
          </table:table-cell>
          <table:table-cell table:style-name="ce89" table:formula="of:=ROUND([.J5]/[.$G5]/100; 2)" office:value-type="float" office:value="0.02" calcext:value-type="float">
            <text:p>0.02</text:p>
          </table:table-cell>
          <table:table-cell table:style-name="ce89" table:formula="of:=ROUND([.K5]/[.$G5]/100; 2)" office:value-type="float" office:value="0.02" calcext:value-type="float">
            <text:p>0.02</text:p>
          </table:table-cell>
          <table:table-cell table:style-name="ce89" table:formula="of:=ROUND([.L5]/[.$G5]/100; 2)" office:value-type="float" office:value="0.75" calcext:value-type="float">
            <text:p>0.75</text:p>
          </table:table-cell>
          <table:table-cell table:formula="of:=ROUND(([.$J5]*4)/[.$I5]*100; 2)" office:value-type="float" office:value="2.52" calcext:value-type="float">
            <text:p>2.52</text:p>
          </table:table-cell>
          <table:table-cell table:formula="of:=ROUND(([.$K5]*9)/[.$I5]*100; 2)" office:value-type="float" office:value="5.01" calcext:value-type="float">
            <text:p>5.01</text:p>
          </table:table-cell>
          <table:table-cell table:formula="of:=ROUND(([.$L5]*4)/[.$I5]*100; 2)" office:value-type="float" office:value="93.53" calcext:value-type="float">
            <text:p>93.53</text:p>
          </table:table-cell>
          <table:table-cell table:style-name="ce93" table:formula="of:=ROUND(ABS([.$Q5]-35)+ABS([.$R5]-35)+ABS([.$S5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BANANA-01</text:p>
          </table:table-cell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69" calcext:value-type="float">
            <text:p>1.69</text:p>
          </table:table-cell>
          <table:table-cell table:style-name="ce76" table:formula="of:=[.F6]/10" office:value-type="float" office:value="0.169" calcext:value-type="float">
            <text:p>0.169</text:p>
          </table:table-cell>
          <table:table-cell table:style-name="ce77" table:formula="of:=ROUND([.G6]/AVERAGE([.G$2:.G$100]) * 100; 2)" office:value-type="float" office:value="40.95" calcext:value-type="float">
            <text:p>40.95</text:p>
          </table:table-cell>
          <table:table-cell table:style-name="ce78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85" table:formula="of:=ROUND([.I6]/[.$G6]/100; 2)" office:value-type="float" office:value="5.37" calcext:value-type="float">
            <text:p>5.37</text:p>
          </table:table-cell>
          <table:table-cell table:style-name="ce89" table:formula="of:=ROUND([.J6]/[.$G6]/100; 2)" office:value-type="float" office:value="0.1" calcext:value-type="float">
            <text:p>0.1</text:p>
          </table:table-cell>
          <table:table-cell table:style-name="ce89" table:formula="of:=ROUND([.K6]/[.$G6]/100; 2)" office:value-type="float" office:value="0.05" calcext:value-type="float">
            <text:p>0.05</text:p>
          </table:table-cell>
          <table:table-cell table:style-name="ce89" table:formula="of:=ROUND([.L6]/[.$G6]/100; 2)" office:value-type="float" office:value="1.33" calcext:value-type="float">
            <text:p>1.33</text:p>
          </table:table-cell>
          <table:table-cell table:formula="of:=ROUND(([.$J6]*4)/[.$I6]*100; 2)" office:value-type="float" office:value="7.14" calcext:value-type="float">
            <text:p>7.14</text:p>
          </table:table-cell>
          <table:table-cell table:formula="of:=ROUND(([.$K6]*9)/[.$I6]*100; 2)" office:value-type="float" office:value="7.74" calcext:value-type="float">
            <text:p>7.74</text:p>
          </table:table-cell>
          <table:table-cell table:formula="of:=ROUND(([.$L6]*4)/[.$I6]*100; 2)" office:value-type="float" office:value="99.22" calcext:value-type="float">
            <text:p>99.22</text:p>
          </table:table-cell>
          <table:table-cell table:style-name="ce93" table:formula="of:=ROUND(ABS([.$Q6]-35)+ABS([.$R6]-35)+ABS([.$S6]-30); 2)" office:value-type="float" office:value="124.34" calcext:value-type="float">
            <text:p>124.34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0</text:p>
          </table:table-cell>
          <table:table-cell office:value-type="string" calcext:value-type="string">
            <text:p>CHUTE SLOVENSKA Jablká Golden Delicious odroda : Golden Delicious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79" calcext:value-type="float">
            <text:p>1.79</text:p>
          </table:table-cell>
          <table:table-cell table:style-name="ce76" table:formula="of:=[.F7]/10" office:value-type="float" office:value="0.179" calcext:value-type="float">
            <text:p>0.179</text:p>
          </table:table-cell>
          <table:table-cell table:style-name="ce77" table:formula="of:=ROUND([.G7]/AVERAGE([.G$2:.G$100]) * 100; 2)" office:value-type="float" office:value="43.37" calcext:value-type="float">
            <text:p>43.37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7]/[.$G7]/100; 2)" office:value-type="float" office:value="3.01" calcext:value-type="float">
            <text:p>3.01</text:p>
          </table:table-cell>
          <table:table-cell table:style-name="ce89" table:formula="of:=ROUND([.J7]/[.$G7]/100; 2)" office:value-type="float" office:value="0.02" calcext:value-type="float">
            <text:p>0.02</text:p>
          </table:table-cell>
          <table:table-cell table:style-name="ce89" table:formula="of:=ROUND([.K7]/[.$G7]/100; 2)" office:value-type="float" office:value="0.02" calcext:value-type="float">
            <text:p>0.02</text:p>
          </table:table-cell>
          <table:table-cell table:style-name="ce89" table:formula="of:=ROUND([.L7]/[.$G7]/100; 2)" office:value-type="float" office:value="0.7" calcext:value-type="float">
            <text:p>0.7</text:p>
          </table:table-cell>
          <table:table-cell table:formula="of:=ROUND(([.$J7]*4)/[.$I7]*100; 2)" office:value-type="float" office:value="2.52" calcext:value-type="float">
            <text:p>2.52</text:p>
          </table:table-cell>
          <table:table-cell table:formula="of:=ROUND(([.$K7]*9)/[.$I7]*100; 2)" office:value-type="float" office:value="5.01" calcext:value-type="float">
            <text:p>5.01</text:p>
          </table:table-cell>
          <table:table-cell table:formula="of:=ROUND(([.$L7]*4)/[.$I7]*100; 2)" office:value-type="float" office:value="93.53" calcext:value-type="float">
            <text:p>93.53</text:p>
          </table:table-cell>
          <table:table-cell table:style-name="ce93" table:formula="of:=ROUND(ABS([.$Q7]-35)+ABS([.$R7]-35)+ABS([.$S7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5</text:p>
          </table:table-cell>
          <table:table-cell office:value-type="string" calcext:value-type="string">
            <text:p>Jablká červené uklada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79" calcext:value-type="float">
            <text:p>1.79</text:p>
          </table:table-cell>
          <table:table-cell table:style-name="ce76" table:formula="of:=[.F8]/10" office:value-type="float" office:value="0.179" calcext:value-type="float">
            <text:p>0.179</text:p>
          </table:table-cell>
          <table:table-cell table:style-name="ce77" table:formula="of:=ROUND([.G8]/AVERAGE([.G$2:.G$100]) * 100; 2)" office:value-type="float" office:value="43.37" calcext:value-type="float">
            <text:p>43.37</text:p>
          </table:table-cell>
          <table:table-cell table:style-name="ce78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8]/[.$G8]/100; 2)" office:value-type="float" office:value="3.28" calcext:value-type="float">
            <text:p>3.28</text:p>
          </table:table-cell>
          <table:table-cell table:style-name="ce89" table:formula="of:=ROUND([.J8]/[.$G8]/100; 2)" office:value-type="float" office:value="0.02" calcext:value-type="float">
            <text:p>0.02</text:p>
          </table:table-cell>
          <table:table-cell table:style-name="ce89" table:formula="of:=ROUND([.K8]/[.$G8]/100; 2)" office:value-type="float" office:value="0.01" calcext:value-type="float">
            <text:p>0.01</text:p>
          </table:table-cell>
          <table:table-cell table:style-name="ce89" table:formula="of:=ROUND([.L8]/[.$G8]/100; 2)" office:value-type="float" office:value="0.79" calcext:value-type="float">
            <text:p>0.79</text:p>
          </table:table-cell>
          <table:table-cell table:formula="of:=ROUND(([.$J8]*4)/[.$I8]*100; 2)" office:value-type="float" office:value="2.18" calcext:value-type="float">
            <text:p>2.18</text:p>
          </table:table-cell>
          <table:table-cell table:formula="of:=ROUND(([.$K8]*9)/[.$I8]*100; 2)" office:value-type="float" office:value="2.3" calcext:value-type="float">
            <text:p>2.3</text:p>
          </table:table-cell>
          <table:table-cell table:formula="of:=ROUND(([.$L8]*4)/[.$I8]*100; 2)" office:value-type="float" office:value="95.85" calcext:value-type="float">
            <text:p>95.85</text:p>
          </table:table-cell>
          <table:table-cell table:style-name="ce93" table:formula="of:=ROUND(ABS([.$Q8]-35)+ABS([.$R8]-35)+ABS([.$S8]-30); 2)" office:value-type="float" office:value="131.37" calcext:value-type="float">
            <text:p>131.37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</text:span>10</text:p>
          </table:table-cell>
          <table:table-cell office:value-type="string" calcext:value-type="string">
            <text:p>CHUTE SLOVENSKA Jablká červené odroda uvedená na etikete</text:p>
          </table:table-cell>
          <table:table-cell office:value-type="string" calcext:value-type="string">
            <text:p>CHUTE SLOVENSKA</text:p>
          </table:table-cell>
          <table:table-cell office:value-type="float" office:value="1.89" calcext:value-type="float">
            <text:p>1.8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89" calcext:value-type="float">
            <text:p>1.89</text:p>
          </table:table-cell>
          <table:table-cell table:style-name="ce76" table:formula="of:=[.F9]/10" office:value-type="float" office:value="0.189" calcext:value-type="float">
            <text:p>0.189</text:p>
          </table:table-cell>
          <table:table-cell table:style-name="ce77" table:formula="of:=ROUND([.G9]/AVERAGE([.G$2:.G$100]) * 100; 2)" office:value-type="float" office:value="45.79" calcext:value-type="float">
            <text:p>45.79</text:p>
          </table:table-cell>
          <table:table-cell table:style-name="ce78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9]/[.$G9]/100; 2)" office:value-type="float" office:value="3.11" calcext:value-type="float">
            <text:p>3.11</text:p>
          </table:table-cell>
          <table:table-cell table:style-name="ce89" table:formula="of:=ROUND([.J9]/[.$G9]/100; 2)" office:value-type="float" office:value="0.02" calcext:value-type="float">
            <text:p>0.02</text:p>
          </table:table-cell>
          <table:table-cell table:style-name="ce89" table:formula="of:=ROUND([.K9]/[.$G9]/100; 2)" office:value-type="float" office:value="0.01" calcext:value-type="float">
            <text:p>0.01</text:p>
          </table:table-cell>
          <table:table-cell table:style-name="ce89" table:formula="of:=ROUND([.L9]/[.$G9]/100; 2)" office:value-type="float" office:value="0.75" calcext:value-type="float">
            <text:p>0.75</text:p>
          </table:table-cell>
          <table:table-cell table:formula="of:=ROUND(([.$J9]*4)/[.$I9]*100; 2)" office:value-type="float" office:value="2.18" calcext:value-type="float">
            <text:p>2.18</text:p>
          </table:table-cell>
          <table:table-cell table:formula="of:=ROUND(([.$K9]*9)/[.$I9]*100; 2)" office:value-type="float" office:value="2.3" calcext:value-type="float">
            <text:p>2.3</text:p>
          </table:table-cell>
          <table:table-cell table:formula="of:=ROUND(([.$L9]*4)/[.$I9]*100; 2)" office:value-type="float" office:value="95.85" calcext:value-type="float">
            <text:p>95.85</text:p>
          </table:table-cell>
          <table:table-cell table:style-name="ce93" table:formula="of:=ROUND(ABS([.$Q9]-35)+ABS([.$R9]-35)+ABS([.$S9]-30); 2)" office:value-type="float" office:value="131.37" calcext:value-type="float">
            <text:p>131.37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1</text:p>
          </table:table-cell>
          <table:table-cell office:value-type="string" calcext:value-type="string">
            <text:p>Jablká Smeralda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99" calcext:value-type="float">
            <text:p>1.99</text:p>
          </table:table-cell>
          <table:table-cell table:style-name="ce76" table:formula="of:=[.F10]/10" office:value-type="float" office:value="0.199" calcext:value-type="float">
            <text:p>0.199</text:p>
          </table:table-cell>
          <table:table-cell table:style-name="ce77" table:formula="of:=ROUND([.G10]/AVERAGE([.G$2:.G$100]) * 100; 2)" office:value-type="float" office:value="48.22" calcext:value-type="float">
            <text:p>48.22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0]/[.$G10]/100; 2)" office:value-type="float" office:value="2.71" calcext:value-type="float">
            <text:p>2.71</text:p>
          </table:table-cell>
          <table:table-cell table:style-name="ce89" table:formula="of:=ROUND([.J10]/[.$G10]/100; 2)" office:value-type="float" office:value="0.02" calcext:value-type="float">
            <text:p>0.02</text:p>
          </table:table-cell>
          <table:table-cell table:style-name="ce89" table:formula="of:=ROUND([.K10]/[.$G10]/100; 2)" office:value-type="float" office:value="0.02" calcext:value-type="float">
            <text:p>0.02</text:p>
          </table:table-cell>
          <table:table-cell table:style-name="ce89" table:formula="of:=ROUND([.L10]/[.$G10]/100; 2)" office:value-type="float" office:value="0.63" calcext:value-type="float">
            <text:p>0.63</text:p>
          </table:table-cell>
          <table:table-cell table:formula="of:=ROUND(([.$J10]*4)/[.$I10]*100; 2)" office:value-type="float" office:value="2.52" calcext:value-type="float">
            <text:p>2.52</text:p>
          </table:table-cell>
          <table:table-cell table:formula="of:=ROUND(([.$K10]*9)/[.$I10]*100; 2)" office:value-type="float" office:value="5.01" calcext:value-type="float">
            <text:p>5.01</text:p>
          </table:table-cell>
          <table:table-cell table:formula="of:=ROUND(([.$L10]*4)/[.$I10]*100; 2)" office:value-type="float" office:value="93.53" calcext:value-type="float">
            <text:p>93.53</text:p>
          </table:table-cell>
          <table:table-cell table:style-name="ce93" table:formula="of:=ROUND(ABS([.$Q10]-35)+ABS([.$R10]-35)+ABS([.$S10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BANANA-00</text:p>
          </table:table-cell>
          <table:table-cell office:value-type="string" calcext:value-type="string">
            <text:p>BILLA BIO banány</text:p>
          </table:table-cell>
          <table:table-cell office:value-type="string" calcext:value-type="string">
            <text:p>Billa Bio</text:p>
          </table:table-cell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99" calcext:value-type="float">
            <text:p>1.99</text:p>
          </table:table-cell>
          <table:table-cell table:style-name="ce76" table:formula="of:=[.F11]/10" office:value-type="float" office:value="0.199" calcext:value-type="float">
            <text:p>0.199</text:p>
          </table:table-cell>
          <table:table-cell table:style-name="ce77" table:formula="of:=ROUND([.G11]/AVERAGE([.G$2:.G$100]) * 100; 2)" office:value-type="float" office:value="48.22" calcext:value-type="float">
            <text:p>48.22</text:p>
          </table:table-cell>
          <table:table-cell table:style-name="ce78" office:value-type="float" office:value="90.25" calcext:value-type="float">
            <text:p>90.25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22.01" calcext:value-type="float">
            <text:p>22.01</text:p>
          </table:table-cell>
          <table:table-cell table:style-name="ce85" table:formula="of:=ROUND([.I11]/[.$G11]/100; 2)" office:value-type="float" office:value="4.54" calcext:value-type="float">
            <text:p>4.54</text:p>
          </table:table-cell>
          <table:table-cell table:style-name="ce89" table:formula="of:=ROUND([.J11]/[.$G11]/100; 2)" office:value-type="float" office:value="0.06" calcext:value-type="float">
            <text:p>0.06</text:p>
          </table:table-cell>
          <table:table-cell table:style-name="ce89" table:formula="of:=ROUND([.K11]/[.$G11]/100; 2)" office:value-type="float" office:value="0.01" calcext:value-type="float">
            <text:p>0.01</text:p>
          </table:table-cell>
          <table:table-cell table:style-name="ce89" table:formula="of:=ROUND([.L11]/[.$G11]/100; 2)" office:value-type="float" office:value="1.11" calcext:value-type="float">
            <text:p>1.11</text:p>
          </table:table-cell>
          <table:table-cell table:formula="of:=ROUND(([.$J11]*4)/[.$I11]*100; 2)" office:value-type="float" office:value="4.96" calcext:value-type="float">
            <text:p>4.96</text:p>
          </table:table-cell>
          <table:table-cell table:formula="of:=ROUND(([.$K11]*9)/[.$I11]*100; 2)" office:value-type="float" office:value="2.79" calcext:value-type="float">
            <text:p>2.79</text:p>
          </table:table-cell>
          <table:table-cell table:formula="of:=ROUND(([.$L11]*4)/[.$I11]*100; 2)" office:value-type="float" office:value="97.55" calcext:value-type="float">
            <text:p>97.55</text:p>
          </table:table-cell>
          <table:table-cell table:style-name="ce93" table:formula="of:=ROUND(ABS([.$Q11]-35)+ABS([.$R11]-35)+ABS([.$S11]-30); 2)" office:value-type="float" office:value="129.8" calcext:value-type="float">
            <text:p>129.8</text:p>
          </table:table-cell>
        </table:table-row>
        <table:table-row table:style-name="ro1">
          <table:table-cell table:style-name="ce35" office:value-type="string" calcext:value-type="string">
            <text:p>GRAPEFRUIT-00</text:p>
          </table:table-cell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1.99" calcext:value-type="float">
            <text:p>1.99</text:p>
          </table:table-cell>
          <table:table-cell table:style-name="ce76" table:formula="of:=[.F12]/10" office:value-type="float" office:value="0.199" calcext:value-type="float">
            <text:p>0.199</text:p>
          </table:table-cell>
          <table:table-cell table:style-name="ce77" table:formula="of:=ROUND([.G12]/AVERAGE([.G$2:.G$100]) * 100; 2)" office:value-type="float" office:value="48.22" calcext:value-type="float">
            <text:p>48.22</text:p>
          </table:table-cell>
          <table:table-cell table:style-name="ce78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85" table:formula="of:=ROUND([.I12]/[.$G12]/100; 2)" office:value-type="float" office:value="2.14" calcext:value-type="float">
            <text:p>2.14</text:p>
          </table:table-cell>
          <table:table-cell table:style-name="ce89" table:formula="of:=ROUND([.J12]/[.$G12]/100; 2)" office:value-type="float" office:value="0.04" calcext:value-type="float">
            <text:p>0.04</text:p>
          </table:table-cell>
          <table:table-cell table:style-name="ce89" table:formula="of:=ROUND([.K12]/[.$G12]/100; 2)" office:value-type="float" office:value="0.01" calcext:value-type="float">
            <text:p>0.01</text:p>
          </table:table-cell>
          <table:table-cell table:style-name="ce89" table:formula="of:=ROUND([.L12]/[.$G12]/100; 2)" office:value-type="float" office:value="0.51" calcext:value-type="float">
            <text:p>0.51</text:p>
          </table:table-cell>
          <table:table-cell table:formula="of:=ROUND(([.$J12]*4)/[.$I12]*100; 2)" office:value-type="float" office:value="7.99" calcext:value-type="float">
            <text:p>7.99</text:p>
          </table:table-cell>
          <table:table-cell table:formula="of:=ROUND(([.$K12]*9)/[.$I12]*100; 2)" office:value-type="float" office:value="3.17" calcext:value-type="float">
            <text:p>3.17</text:p>
          </table:table-cell>
          <table:table-cell table:formula="of:=ROUND(([.$L12]*4)/[.$I12]*100; 2)" office:value-type="float" office:value="95.42" calcext:value-type="float">
            <text:p>95.42</text:p>
          </table:table-cell>
          <table:table-cell table:style-name="ce93" table:formula="of:=ROUND(ABS([.$Q12]-35)+ABS([.$R12]-35)+ABS([.$S12]-30); 2)" office:value-type="float" office:value="124.26" calcext:value-type="float">
            <text:p>124.26</text:p>
          </table:table-cell>
        </table:table-row>
        <table:table-row table:style-name="ro1">
          <table:table-cell table:style-name="ce68" office:value-type="string" calcext:value-type="string">
            <text:p><text:span text:style-name="T1">APPLE-0</text:span>9</text:p>
          </table:table-cell>
          <table:table-cell table:style-name="ce70" office:value-type="string" calcext:value-type="string">
            <text:p>CHUTE SLOVENSKA Jablká Evelina</text:p>
          </table:table-cell>
          <table:table-cell table:style-name="ce70" office:value-type="string" calcext:value-type="string">
            <text:p>CHUTE SLOVENSKA</text:p>
          </table:table-cell>
          <table:table-cell table:style-name="ce72" office:value-type="float" office:value="2.65" calcext:value-type="float">
            <text:p>2.65</text:p>
          </table:table-cell>
          <table:table-cell table:style-name="ce72" office:value-type="float" office:value="1000" calcext:value-type="float">
            <text:p>1000</text:p>
          </table:table-cell>
          <table:table-cell table:style-name="ce74" office:value-type="float" office:value="2.65" calcext:value-type="float">
            <text:p>2.65</text:p>
          </table:table-cell>
          <table:table-cell table:style-name="ce76" table:formula="of:=[.F13]/10" office:value-type="float" office:value="0.265" calcext:value-type="float">
            <text:p>0.265</text:p>
          </table:table-cell>
          <table:table-cell table:style-name="ce77" table:formula="of:=ROUND([.G13]/AVERAGE([.G$2:.G$100]) * 100; 2)" office:value-type="float" office:value="64.21" calcext:value-type="float">
            <text:p>64.21</text:p>
          </table:table-cell>
          <table:table-cell table:style-name="ce79" office:value-type="float" office:value="53.93" calcext:value-type="float">
            <text:p>53.93</text:p>
          </table:table-cell>
          <table:table-cell table:style-name="ce82" office:value-type="float" office:value="0.34" calcext:value-type="float">
            <text:p>0.34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12.61" calcext:value-type="float">
            <text:p>12.61</text:p>
          </table:table-cell>
          <table:table-cell table:style-name="ce85" table:formula="of:=ROUND([.I13]/[.$G13]/100; 2)" office:value-type="float" office:value="2.04" calcext:value-type="float">
            <text:p>2.04</text:p>
          </table:table-cell>
          <table:table-cell table:style-name="ce89" table:formula="of:=ROUND([.J13]/[.$G13]/100; 2)" office:value-type="float" office:value="0.01" calcext:value-type="float">
            <text:p>0.01</text:p>
          </table:table-cell>
          <table:table-cell table:style-name="ce89" table:formula="of:=ROUND([.K13]/[.$G13]/100; 2)" office:value-type="float" office:value="0.01" calcext:value-type="float">
            <text:p>0.01</text:p>
          </table:table-cell>
          <table:table-cell table:style-name="ce89" table:formula="of:=ROUND([.L13]/[.$G13]/100; 2)" office:value-type="float" office:value="0.48" calcext:value-type="float">
            <text:p>0.48</text:p>
          </table:table-cell>
          <table:table-cell table:formula="of:=ROUND(([.$J13]*4)/[.$I13]*100; 2)" office:value-type="float" office:value="2.52" calcext:value-type="float">
            <text:p>2.52</text:p>
          </table:table-cell>
          <table:table-cell table:formula="of:=ROUND(([.$K13]*9)/[.$I13]*100; 2)" office:value-type="float" office:value="5.01" calcext:value-type="float">
            <text:p>5.01</text:p>
          </table:table-cell>
          <table:table-cell table:formula="of:=ROUND(([.$L13]*4)/[.$I13]*100; 2)" office:value-type="float" office:value="93.53" calcext:value-type="float">
            <text:p>93.53</text:p>
          </table:table-cell>
          <table:table-cell table:style-name="ce93" table:formula="of:=ROUND(ABS([.$Q13]-35)+ABS([.$R13]-35)+ABS([.$S13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4</text:p>
          </table:table-cell>
          <table:table-cell office:value-type="string" calcext:value-type="string">
            <text:p>Jablká KIKU odroda : Kiku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2.69" calcext:value-type="float">
            <text:p>2.69</text:p>
          </table:table-cell>
          <table:table-cell table:style-name="ce76" table:formula="of:=[.F14]/10" office:value-type="float" office:value="0.269" calcext:value-type="float">
            <text:p>0.269</text:p>
          </table:table-cell>
          <table:table-cell table:style-name="ce77" table:formula="of:=ROUND([.G14]/AVERAGE([.G$2:.G$100]) * 100; 2)" office:value-type="float" office:value="65.18" calcext:value-type="float">
            <text:p>65.18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4]/[.$G14]/100; 2)" office:value-type="float" office:value="2" calcext:value-type="float">
            <text:p>2</text:p>
          </table:table-cell>
          <table:table-cell table:style-name="ce89" table:formula="of:=ROUND([.J14]/[.$G14]/100; 2)" office:value-type="float" office:value="0.01" calcext:value-type="float">
            <text:p>0.01</text:p>
          </table:table-cell>
          <table:table-cell table:style-name="ce89" table:formula="of:=ROUND([.K14]/[.$G14]/100; 2)" office:value-type="float" office:value="0.01" calcext:value-type="float">
            <text:p>0.01</text:p>
          </table:table-cell>
          <table:table-cell table:style-name="ce89" table:formula="of:=ROUND([.L14]/[.$G14]/100; 2)" office:value-type="float" office:value="0.47" calcext:value-type="float">
            <text:p>0.47</text:p>
          </table:table-cell>
          <table:table-cell table:formula="of:=ROUND(([.$J14]*4)/[.$I14]*100; 2)" office:value-type="float" office:value="2.52" calcext:value-type="float">
            <text:p>2.52</text:p>
          </table:table-cell>
          <table:table-cell table:formula="of:=ROUND(([.$K14]*9)/[.$I14]*100; 2)" office:value-type="float" office:value="5.01" calcext:value-type="float">
            <text:p>5.01</text:p>
          </table:table-cell>
          <table:table-cell table:formula="of:=ROUND(([.$L14]*4)/[.$I14]*100; 2)" office:value-type="float" office:value="93.53" calcext:value-type="float">
            <text:p>93.53</text:p>
          </table:table-cell>
          <table:table-cell table:style-name="ce93" table:formula="of:=ROUND(ABS([.$Q14]-35)+ABS([.$R14]-35)+ABS([.$S14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<text:span text:style-name="T1">LEMON-0</text:span>2</text:p>
          </table:table-cell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2.69" calcext:value-type="float">
            <text:p>2.69</text:p>
          </table:table-cell>
          <table:table-cell table:style-name="ce76" table:formula="of:=[.F15]/10" office:value-type="float" office:value="0.269" calcext:value-type="float">
            <text:p>0.269</text:p>
          </table:table-cell>
          <table:table-cell table:style-name="ce77" table:formula="of:=ROUND([.G15]/AVERAGE([.G$2:.G$100]) * 100; 2)" office:value-type="float" office:value="65.18" calcext:value-type="float">
            <text:p>65.18</text:p>
          </table:table-cell>
          <table:table-cell table:style-name="ce78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15]/[.$G15]/100; 2)" office:value-type="float" office:value="1.16" calcext:value-type="float">
            <text:p>1.16</text:p>
          </table:table-cell>
          <table:table-cell table:style-name="ce89" table:formula="of:=ROUND([.J15]/[.$G15]/100; 2)" office:value-type="float" office:value="0.03" calcext:value-type="float">
            <text:p>0.03</text:p>
          </table:table-cell>
          <table:table-cell table:style-name="ce89" table:formula="of:=ROUND([.K15]/[.$G15]/100; 2)" office:value-type="float" office:value="0.02" calcext:value-type="float">
            <text:p>0.02</text:p>
          </table:table-cell>
          <table:table-cell table:style-name="ce89" table:formula="of:=ROUND([.L15]/[.$G15]/100; 2)" office:value-type="float" office:value="0.28" calcext:value-type="float">
            <text:p>0.28</text:p>
          </table:table-cell>
          <table:table-cell table:formula="of:=ROUND(([.$J15]*4)/[.$I15]*100; 2)" office:value-type="float" office:value="11.25" calcext:value-type="float">
            <text:p>11.25</text:p>
          </table:table-cell>
          <table:table-cell table:formula="of:=ROUND(([.$K15]*9)/[.$I15]*100; 2)" office:value-type="float" office:value="12.08" calcext:value-type="float">
            <text:p>12.08</text:p>
          </table:table-cell>
          <table:table-cell table:formula="of:=ROUND(([.$L15]*4)/[.$I15]*100; 2)" office:value-type="float" office:value="96.55" calcext:value-type="float">
            <text:p>96.55</text:p>
          </table:table-cell>
          <table:table-cell table:style-name="ce93" table:formula="of:=ROUND(ABS([.$Q15]-35)+ABS([.$R15]-35)+ABS([.$S15]-30); 2)" office:value-type="float" office:value="113.22" calcext:value-type="float">
            <text:p>113.22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3</text:p>
          </table:table-cell>
          <table:table-cell office:value-type="string" calcext:value-type="string">
            <text:p>Jablká Ambrosia exclusive odroda: Ambrosia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2.99" calcext:value-type="float">
            <text:p>2.99</text:p>
          </table:table-cell>
          <table:table-cell table:style-name="ce76" table:formula="of:=[.F16]/10" office:value-type="float" office:value="0.299" calcext:value-type="float">
            <text:p>0.299</text:p>
          </table:table-cell>
          <table:table-cell table:style-name="ce77" table:formula="of:=ROUND([.G16]/AVERAGE([.G$2:.G$100]) * 100; 2)" office:value-type="float" office:value="72.44" calcext:value-type="float">
            <text:p>72.44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6]/[.$G16]/100; 2)" office:value-type="float" office:value="1.8" calcext:value-type="float">
            <text:p>1.8</text:p>
          </table:table-cell>
          <table:table-cell table:style-name="ce89" table:formula="of:=ROUND([.J16]/[.$G16]/100; 2)" office:value-type="float" office:value="0.01" calcext:value-type="float">
            <text:p>0.01</text:p>
          </table:table-cell>
          <table:table-cell table:style-name="ce89" table:formula="of:=ROUND([.K16]/[.$G16]/100; 2)" office:value-type="float" office:value="0.01" calcext:value-type="float">
            <text:p>0.01</text:p>
          </table:table-cell>
          <table:table-cell table:style-name="ce89" table:formula="of:=ROUND([.L16]/[.$G16]/100; 2)" office:value-type="float" office:value="0.42" calcext:value-type="float">
            <text:p>0.42</text:p>
          </table:table-cell>
          <table:table-cell table:formula="of:=ROUND(([.$J16]*4)/[.$I16]*100; 2)" office:value-type="float" office:value="2.52" calcext:value-type="float">
            <text:p>2.52</text:p>
          </table:table-cell>
          <table:table-cell table:formula="of:=ROUND(([.$K16]*9)/[.$I16]*100; 2)" office:value-type="float" office:value="5.01" calcext:value-type="float">
            <text:p>5.01</text:p>
          </table:table-cell>
          <table:table-cell table:formula="of:=ROUND(([.$L16]*4)/[.$I16]*100; 2)" office:value-type="float" office:value="93.53" calcext:value-type="float">
            <text:p>93.53</text:p>
          </table:table-cell>
          <table:table-cell table:style-name="ce93" table:formula="of:=ROUND(ABS([.$Q16]-35)+ABS([.$R16]-35)+ABS([.$S16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<text:span text:style-name="T1">APPLE-0</text:span>2</text:p>
          </table:table-cell>
          <table:table-cell office:value-type="string" calcext:value-type="string">
            <text:p>Jablká Pink Lady odroda : Pink Lady, Crripps pink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000" calcext:value-type="float">
            <text:p>1000</text:p>
          </table:table-cell>
          <table:table-cell table:style-name="ce73" office:value-type="float" office:value="3.49" calcext:value-type="float">
            <text:p>3.49</text:p>
          </table:table-cell>
          <table:table-cell table:style-name="ce76" table:formula="of:=[.F17]/10" office:value-type="float" office:value="0.349" calcext:value-type="float">
            <text:p>0.349</text:p>
          </table:table-cell>
          <table:table-cell table:style-name="ce77" table:formula="of:=ROUND([.G17]/AVERAGE([.G$2:.G$100]) * 100; 2)" office:value-type="float" office:value="84.56" calcext:value-type="float">
            <text:p>84.56</text:p>
          </table:table-cell>
          <table:table-cell table:style-name="ce78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7]/[.$G17]/100; 2)" office:value-type="float" office:value="1.55" calcext:value-type="float">
            <text:p>1.55</text:p>
          </table:table-cell>
          <table:table-cell table:style-name="ce89" table:formula="of:=ROUND([.J17]/[.$G17]/100; 2)" office:value-type="float" office:value="0.01" calcext:value-type="float">
            <text:p>0.01</text:p>
          </table:table-cell>
          <table:table-cell table:style-name="ce89" table:formula="of:=ROUND([.K17]/[.$G17]/100; 2)" office:value-type="float" office:value="0.01" calcext:value-type="float">
            <text:p>0.01</text:p>
          </table:table-cell>
          <table:table-cell table:style-name="ce89" table:formula="of:=ROUND([.L17]/[.$G17]/100; 2)" office:value-type="float" office:value="0.36" calcext:value-type="float">
            <text:p>0.36</text:p>
          </table:table-cell>
          <table:table-cell table:formula="of:=ROUND(([.$J17]*4)/[.$I17]*100; 2)" office:value-type="float" office:value="2.52" calcext:value-type="float">
            <text:p>2.52</text:p>
          </table:table-cell>
          <table:table-cell table:formula="of:=ROUND(([.$K17]*9)/[.$I17]*100; 2)" office:value-type="float" office:value="5.01" calcext:value-type="float">
            <text:p>5.01</text:p>
          </table:table-cell>
          <table:table-cell table:formula="of:=ROUND(([.$L17]*4)/[.$I17]*100; 2)" office:value-type="float" office:value="93.53" calcext:value-type="float">
            <text:p>93.53</text:p>
          </table:table-cell>
          <table:table-cell table:style-name="ce93" table:formula="of:=ROUND(ABS([.$Q17]-35)+ABS([.$R17]-35)+ABS([.$S17]-30); 2)" office:value-type="float" office:value="126" calcext:value-type="float">
            <text:p>126</text:p>
          </table:table-cell>
        </table:table-row>
        <table:table-row table:style-name="ro1">
          <table:table-cell table:style-name="ce35" office:value-type="string" calcext:value-type="string">
            <text:p>LEMON-00</text:p>
          </table:table-cell>
          <table:table-cell office:value-type="string" calcext:value-type="string">
            <text:p>CLEVER citróny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500" calcext:value-type="float">
            <text:p>500</text:p>
          </table:table-cell>
          <table:table-cell table:style-name="ce73" office:value-type="float" office:value="3.58" calcext:value-type="float">
            <text:p>3.58</text:p>
          </table:table-cell>
          <table:table-cell table:style-name="ce76" table:formula="of:=[.F18]/10" office:value-type="float" office:value="0.358" calcext:value-type="float">
            <text:p>0.358</text:p>
          </table:table-cell>
          <table:table-cell table:style-name="ce77" table:formula="of:=ROUND([.G18]/AVERAGE([.G$2:.G$100]) * 100; 2)" office:value-type="float" office:value="86.74" calcext:value-type="float">
            <text:p>86.74</text:p>
          </table:table-cell>
          <table:table-cell table:style-name="ce78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18]/[.$G18]/100; 2)" office:value-type="float" office:value="0.87" calcext:value-type="float">
            <text:p>0.87</text:p>
          </table:table-cell>
          <table:table-cell table:style-name="ce89" table:formula="of:=ROUND([.J18]/[.$G18]/100; 2)" office:value-type="float" office:value="0.02" calcext:value-type="float">
            <text:p>0.02</text:p>
          </table:table-cell>
          <table:table-cell table:style-name="ce89" table:formula="of:=ROUND([.K18]/[.$G18]/100; 2)" office:value-type="float" office:value="0.01" calcext:value-type="float">
            <text:p>0.01</text:p>
          </table:table-cell>
          <table:table-cell table:style-name="ce89" table:formula="of:=ROUND([.L18]/[.$G18]/100; 2)" office:value-type="float" office:value="0.21" calcext:value-type="float">
            <text:p>0.21</text:p>
          </table:table-cell>
          <table:table-cell table:formula="of:=ROUND(([.$J18]*4)/[.$I18]*100; 2)" office:value-type="float" office:value="11.25" calcext:value-type="float">
            <text:p>11.25</text:p>
          </table:table-cell>
          <table:table-cell table:formula="of:=ROUND(([.$K18]*9)/[.$I18]*100; 2)" office:value-type="float" office:value="12.08" calcext:value-type="float">
            <text:p>12.08</text:p>
          </table:table-cell>
          <table:table-cell table:formula="of:=ROUND(([.$L18]*4)/[.$I18]*100; 2)" office:value-type="float" office:value="96.55" calcext:value-type="float">
            <text:p>96.55</text:p>
          </table:table-cell>
          <table:table-cell table:style-name="ce93" table:formula="of:=ROUND(ABS([.$Q18]-35)+ABS([.$R18]-35)+ABS([.$S18]-30); 2)" office:value-type="float" office:value="113.22" calcext:value-type="float">
            <text:p>113.22</text:p>
          </table:table-cell>
        </table:table-row>
        <table:table-row table:style-name="ro1">
          <table:table-cell table:style-name="ce35" office:value-type="string" calcext:value-type="string">
            <text:p>APPLE-07</text:p>
          </table:table-cell>
          <table:table-cell office:value-type="string" calcext:value-type="string">
            <text:p>BON VIA BIO jablká červené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55" calcext:value-type="float">
            <text:p>2.55</text:p>
          </table:table-cell>
          <table:table-cell office:value-type="float" office:value="600" calcext:value-type="float">
            <text:p>600</text:p>
          </table:table-cell>
          <table:table-cell table:style-name="ce73" office:value-type="float" office:value="4.25" calcext:value-type="float">
            <text:p>4.25</text:p>
          </table:table-cell>
          <table:table-cell table:style-name="ce76" table:formula="of:=[.F19]/10" office:value-type="float" office:value="0.425" calcext:value-type="float">
            <text:p>0.425</text:p>
          </table:table-cell>
          <table:table-cell table:style-name="ce77" table:formula="of:=ROUND([.G19]/AVERAGE([.G$2:.G$100]) * 100; 2)" office:value-type="float" office:value="102.97" calcext:value-type="float">
            <text:p>102.97</text:p>
          </table:table-cell>
          <table:table-cell table:style-name="ce78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19]/[.$G19]/100; 2)" office:value-type="float" office:value="1.38" calcext:value-type="float">
            <text:p>1.38</text:p>
          </table:table-cell>
          <table:table-cell table:style-name="ce89" table:formula="of:=ROUND([.J19]/[.$G19]/100; 2)" office:value-type="float" office:value="0.01" calcext:value-type="float">
            <text:p>0.01</text:p>
          </table:table-cell>
          <table:table-cell table:style-name="ce89" table:formula="of:=ROUND([.K19]/[.$G19]/100; 2)" office:value-type="float" office:value="0" calcext:value-type="float">
            <text:p>0</text:p>
          </table:table-cell>
          <table:table-cell table:style-name="ce89" table:formula="of:=ROUND([.L19]/[.$G19]/100; 2)" office:value-type="float" office:value="0.33" calcext:value-type="float">
            <text:p>0.33</text:p>
          </table:table-cell>
          <table:table-cell table:formula="of:=ROUND(([.$J19]*4)/[.$I19]*100; 2)" office:value-type="float" office:value="2.18" calcext:value-type="float">
            <text:p>2.18</text:p>
          </table:table-cell>
          <table:table-cell table:formula="of:=ROUND(([.$K19]*9)/[.$I19]*100; 2)" office:value-type="float" office:value="2.3" calcext:value-type="float">
            <text:p>2.3</text:p>
          </table:table-cell>
          <table:table-cell table:formula="of:=ROUND(([.$L19]*4)/[.$I19]*100; 2)" office:value-type="float" office:value="95.85" calcext:value-type="float">
            <text:p>95.85</text:p>
          </table:table-cell>
          <table:table-cell table:style-name="ce93" table:formula="of:=ROUND(ABS([.$Q19]-35)+ABS([.$R19]-35)+ABS([.$S19]-30); 2)" office:value-type="float" office:value="131.37" calcext:value-type="float">
            <text:p>131.37</text:p>
          </table:table-cell>
        </table:table-row>
        <table:table-row table:style-name="ro1">
          <table:table-cell table:style-name="ce35" office:value-type="string" calcext:value-type="string">
            <text:p>LEMON-00</text:p>
          </table:table-cell>
          <table:table-cell office:value-type="string" calcext:value-type="string">
            <text:p>BON VIA BIO Citróny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29" calcext:value-type="float">
            <text:p>2.29</text:p>
          </table:table-cell>
          <table:table-cell office:value-type="float" office:value="500" calcext:value-type="float">
            <text:p>500</text:p>
          </table:table-cell>
          <table:table-cell table:style-name="ce73" office:value-type="float" office:value="4.58" calcext:value-type="float">
            <text:p>4.58</text:p>
          </table:table-cell>
          <table:table-cell table:style-name="ce76" table:formula="of:=[.F20]/10" office:value-type="float" office:value="0.458" calcext:value-type="float">
            <text:p>0.458</text:p>
          </table:table-cell>
          <table:table-cell table:style-name="ce77" table:formula="of:=ROUND([.G20]/AVERAGE([.G$2:.G$100]) * 100; 2)" office:value-type="float" office:value="110.97" calcext:value-type="float">
            <text:p>110.97</text:p>
          </table:table-cell>
          <table:table-cell table:style-name="ce78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20]/[.$G20]/100; 2)" office:value-type="float" office:value="0.68" calcext:value-type="float">
            <text:p>0.68</text:p>
          </table:table-cell>
          <table:table-cell table:style-name="ce89" table:formula="of:=ROUND([.J20]/[.$G20]/100; 2)" office:value-type="float" office:value="0.02" calcext:value-type="float">
            <text:p>0.02</text:p>
          </table:table-cell>
          <table:table-cell table:style-name="ce89" table:formula="of:=ROUND([.K20]/[.$G20]/100; 2)" office:value-type="float" office:value="0.01" calcext:value-type="float">
            <text:p>0.01</text:p>
          </table:table-cell>
          <table:table-cell table:style-name="ce89" table:formula="of:=ROUND([.L20]/[.$G20]/100; 2)" office:value-type="float" office:value="0.16" calcext:value-type="float">
            <text:p>0.16</text:p>
          </table:table-cell>
          <table:table-cell table:formula="of:=ROUND(([.$J20]*4)/[.$I20]*100; 2)" office:value-type="float" office:value="11.25" calcext:value-type="float">
            <text:p>11.25</text:p>
          </table:table-cell>
          <table:table-cell table:formula="of:=ROUND(([.$K20]*9)/[.$I20]*100; 2)" office:value-type="float" office:value="12.08" calcext:value-type="float">
            <text:p>12.08</text:p>
          </table:table-cell>
          <table:table-cell table:formula="of:=ROUND(([.$L20]*4)/[.$I20]*100; 2)" office:value-type="float" office:value="96.55" calcext:value-type="float">
            <text:p>96.55</text:p>
          </table:table-cell>
          <table:table-cell table:style-name="ce93" table:formula="of:=ROUND(ABS([.$Q20]-35)+ABS([.$R20]-35)+ABS([.$S20]-30); 2)" office:value-type="float" office:value="113.22" calcext:value-type="float">
            <text:p>113.22</text:p>
          </table:table-cell>
        </table:table-row>
        <table:table-row table:style-name="ro1">
          <table:table-cell table:style-name="ce35" office:value-type="string" calcext:value-type="string">
            <text:p><text:span text:style-name="T1">BERRIES-0</text:span>2</text:p>
          </table:table-cell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73" office:value-type="float" office:value="5.967" calcext:value-type="float">
            <text:p>5.967</text:p>
          </table:table-cell>
          <table:table-cell table:style-name="ce76" table:formula="of:=[.F21]/10" office:value-type="float" office:value="0.5967" calcext:value-type="float">
            <text:p>0.5967</text:p>
          </table:table-cell>
          <table:table-cell table:style-name="ce77" table:formula="of:=ROUND([.G21]/AVERAGE([.G$2:.G$100]) * 100; 2)" office:value-type="float" office:value="144.57" calcext:value-type="float">
            <text:p>144.57</text:p>
          </table:table-cell>
          <table:table-cell table:style-name="ce80" office:value-type="string" calcext:value-type="string">
            <text:p>…</text:p>
          </table:table-cell>
          <table:table-cell table:number-columns-repeated="3" table:style-name="ce83" office:value-type="string" calcext:value-type="string">
            <text:p>…</text:p>
          </table:table-cell>
          <table:table-cell table:style-name="ce86" office:value-type="string" calcext:value-type="string">
            <text:p>…</text:p>
          </table:table-cell>
          <table:table-cell table:number-columns-repeated="3" table:style-name="ce90" office:value-type="string" calcext:value-type="string">
            <text:p>…</text:p>
          </table:table-cell>
          <table:table-cell table:number-columns-repeated="3" table:style-name="ce92" office:value-type="string" calcext:value-type="string">
            <text:p>…</text:p>
          </table:table-cell>
          <table:table-cell table:style-name="ce94" office:value-type="string" calcext:value-type="string">
            <text:p>…</text:p>
          </table:table-cell>
        </table:table-row>
        <table:table-row table:style-name="ro1">
          <table:table-cell table:style-name="ce35" office:value-type="string" calcext:value-type="string">
            <text:p><text:span text:style-name="T1">BERRIES-0</text:span>0</text:p>
          </table:table-cell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73" office:value-type="float" office:value="7.3" calcext:value-type="float">
            <text:p>7.3</text:p>
          </table:table-cell>
          <table:table-cell table:style-name="ce76" table:formula="of:=[.F22]/10" office:value-type="float" office:value="0.73" calcext:value-type="float">
            <text:p>0.73</text:p>
          </table:table-cell>
          <table:table-cell table:style-name="ce77" table:formula="of:=ROUND([.G22]/AVERAGE([.G$2:.G$100]) * 100; 2)" office:value-type="float" office:value="176.87" calcext:value-type="float">
            <text:p>176.87</text:p>
          </table:table-cell>
          <table:table-cell table:style-name="ce78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85" table:formula="of:=ROUND([.I22]/[.$G22]/100; 2)" office:value-type="float" office:value="0.49" calcext:value-type="float">
            <text:p>0.49</text:p>
          </table:table-cell>
          <table:table-cell table:style-name="ce89" table:formula="of:=ROUND([.J22]/[.$G22]/100; 2)" office:value-type="float" office:value="0.02" calcext:value-type="float">
            <text:p>0.02</text:p>
          </table:table-cell>
          <table:table-cell table:style-name="ce89" table:formula="of:=ROUND([.K22]/[.$G22]/100; 2)" office:value-type="float" office:value="0.01" calcext:value-type="float">
            <text:p>0.01</text:p>
          </table:table-cell>
          <table:table-cell table:style-name="ce89" table:formula="of:=ROUND([.L22]/[.$G22]/100; 2)" office:value-type="float" office:value="0.09" calcext:value-type="float">
            <text:p>0.09</text:p>
          </table:table-cell>
          <table:table-cell table:formula="of:=ROUND(([.$J22]*4)/[.$I22]*100; 2)" office:value-type="float" office:value="12.22" calcext:value-type="float">
            <text:p>12.22</text:p>
          </table:table-cell>
          <table:table-cell table:formula="of:=ROUND(([.$K22]*9)/[.$I22]*100; 2)" office:value-type="float" office:value="17.5" calcext:value-type="float">
            <text:p>17.5</text:p>
          </table:table-cell>
          <table:table-cell table:formula="of:=ROUND(([.$L22]*4)/[.$I22]*100; 2)" office:value-type="float" office:value="71.11" calcext:value-type="float">
            <text:p>71.11</text:p>
          </table:table-cell>
          <table:table-cell table:style-name="ce93" table:formula="of:=ROUND(ABS([.$Q22]-35)+ABS([.$R22]-35)+ABS([.$S22]-30); 2)" office:value-type="float" office:value="81.39" calcext:value-type="float">
            <text:p>81.39</text:p>
          </table:table-cell>
        </table:table-row>
        <table:table-row table:style-name="ro1">
          <table:table-cell table:style-name="ce35" office:value-type="string" calcext:value-type="string">
            <text:p><text:span text:style-name="T1">BERRIES-0</text:span>3</text:p>
          </table:table-cell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73" office:value-type="float" office:value="7.3" calcext:value-type="float">
            <text:p>7.3</text:p>
          </table:table-cell>
          <table:table-cell table:style-name="ce76" table:formula="of:=[.F23]/10" office:value-type="float" office:value="0.73" calcext:value-type="float">
            <text:p>0.73</text:p>
          </table:table-cell>
          <table:table-cell table:style-name="ce77" table:formula="of:=ROUND([.G23]/AVERAGE([.G$2:.G$100]) * 100; 2)" office:value-type="float" office:value="176.87" calcext:value-type="float">
            <text:p>176.87</text:p>
          </table:table-cell>
          <table:table-cell table:style-name="ce78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85" table:formula="of:=ROUND([.I23]/[.$G23]/100; 2)" office:value-type="float" office:value="0.55" calcext:value-type="float">
            <text:p>0.55</text:p>
          </table:table-cell>
          <table:table-cell table:style-name="ce89" table:formula="of:=ROUND([.J23]/[.$G23]/100; 2)" office:value-type="float" office:value="0.01" calcext:value-type="float">
            <text:p>0.01</text:p>
          </table:table-cell>
          <table:table-cell table:style-name="ce89" table:formula="of:=ROUND([.K23]/[.$G23]/100; 2)" office:value-type="float" office:value="0.01" calcext:value-type="float">
            <text:p>0.01</text:p>
          </table:table-cell>
          <table:table-cell table:style-name="ce89" table:formula="of:=ROUND([.L23]/[.$G23]/100; 2)" office:value-type="float" office:value="0.12" calcext:value-type="float">
            <text:p>0.12</text:p>
          </table:table-cell>
          <table:table-cell table:formula="of:=ROUND(([.$J23]*4)/[.$I23]*100; 2)" office:value-type="float" office:value="7" calcext:value-type="float">
            <text:p>7</text:p>
          </table:table-cell>
          <table:table-cell table:formula="of:=ROUND(([.$K23]*9)/[.$I23]*100; 2)" office:value-type="float" office:value="11.25" calcext:value-type="float">
            <text:p>11.25</text:p>
          </table:table-cell>
          <table:table-cell table:formula="of:=ROUND(([.$L23]*4)/[.$I23]*100; 2)" office:value-type="float" office:value="85" calcext:value-type="float">
            <text:p>85</text:p>
          </table:table-cell>
          <table:table-cell table:style-name="ce93" table:formula="of:=ROUND(ABS([.$Q23]-35)+ABS([.$R23]-35)+ABS([.$S23]-30); 2)" office:value-type="float" office:value="106.75" calcext:value-type="float">
            <text:p>106.75</text:p>
          </table:table-cell>
        </table:table-row>
        <table:table-row table:style-name="ro1">
          <table:table-cell table:style-name="ce35" office:value-type="string" calcext:value-type="string">
            <text:p>MANGO-00</text:p>
          </table:table-cell>
          <table:table-cell office:value-type="string" calcext:value-type="string">
            <text:p>Mango mrazené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table:style-name="ce73" office:value-type="float" office:value="8.45" calcext:value-type="float">
            <text:p>8.45</text:p>
          </table:table-cell>
          <table:table-cell table:style-name="ce76" table:formula="of:=[.F24]/10" office:value-type="float" office:value="0.845" calcext:value-type="float">
            <text:p>0.845</text:p>
          </table:table-cell>
          <table:table-cell table:style-name="ce77" table:formula="of:=ROUND([.G24]/AVERAGE([.G$2:.G$100]) * 100; 2)" office:value-type="float" office:value="204.73" calcext:value-type="float">
            <text:p>204.73</text:p>
          </table:table-cell>
          <table:table-cell table:style-name="ce78"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table:style-name="ce85" table:formula="of:=ROUND([.I24]/[.$G24]/100; 2)" office:value-type="float" office:value="0.76" calcext:value-type="float">
            <text:p>0.76</text:p>
          </table:table-cell>
          <table:table-cell table:style-name="ce89" table:formula="of:=ROUND([.J24]/[.$G24]/100; 2)" office:value-type="float" office:value="0.01" calcext:value-type="float">
            <text:p>0.01</text:p>
          </table:table-cell>
          <table:table-cell table:style-name="ce89" table:formula="of:=ROUND([.K24]/[.$G24]/100; 2)" office:value-type="float" office:value="0" calcext:value-type="float">
            <text:p>0</text:p>
          </table:table-cell>
          <table:table-cell table:style-name="ce89" table:formula="of:=ROUND([.L24]/[.$G24]/100; 2)" office:value-type="float" office:value="0.16" calcext:value-type="float">
            <text:p>0.16</text:p>
          </table:table-cell>
          <table:table-cell table:formula="of:=ROUND(([.$J24]*4)/[.$I24]*100; 2)" office:value-type="float" office:value="4.38" calcext:value-type="float">
            <text:p>4.38</text:p>
          </table:table-cell>
          <table:table-cell table:formula="of:=ROUND(([.$K24]*9)/[.$I24]*100; 2)" office:value-type="float" office:value="2.81" calcext:value-type="float">
            <text:p>2.81</text:p>
          </table:table-cell>
          <table:table-cell table:formula="of:=ROUND(([.$L24]*4)/[.$I24]*100; 2)" office:value-type="float" office:value="85" calcext:value-type="float">
            <text:p>85</text:p>
          </table:table-cell>
          <table:table-cell table:style-name="ce93" table:formula="of:=ROUND(ABS([.$Q24]-35)+ABS([.$R24]-35)+ABS([.$S24]-30); 2)" office:value-type="float" office:value="117.81" calcext:value-type="float">
            <text:p>117.81</text:p>
          </table:table-cell>
        </table:table-row>
        <table:table-row table:style-name="ro1">
          <table:table-cell table:style-name="ce35" office:value-type="string" calcext:value-type="string">
            <text:p><text:span text:style-name="T1">BERRIES-0</text:span>1</text:p>
          </table:table-cell>
          <table:table-cell office:value-type="string" calcext:value-type="string">
            <text:p>Lesná zmes mrazená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00" calcext:value-type="float">
            <text:p>200</text:p>
          </table:table-cell>
          <table:table-cell table:style-name="ce73" office:value-type="float" office:value="9.95" calcext:value-type="float">
            <text:p>9.95</text:p>
          </table:table-cell>
          <table:table-cell table:style-name="ce76" table:formula="of:=[.F25]/10" office:value-type="float" office:value="0.995" calcext:value-type="float">
            <text:p>0.995</text:p>
          </table:table-cell>
          <table:table-cell table:style-name="ce77" table:formula="of:=ROUND([.G25]/AVERAGE([.G$2:.G$100]) * 100; 2)" office:value-type="float" office:value="241.08" calcext:value-type="float">
            <text:p>241.08</text:p>
          </table:table-cell>
          <table:table-cell table:style-name="ce80" office:value-type="string" calcext:value-type="string">
            <text:p>…</text:p>
          </table:table-cell>
          <table:table-cell table:number-columns-repeated="3" table:style-name="ce83" office:value-type="string" calcext:value-type="string">
            <text:p>…</text:p>
          </table:table-cell>
          <table:table-cell table:style-name="ce86" office:value-type="string" calcext:value-type="string">
            <text:p>…</text:p>
          </table:table-cell>
          <table:table-cell table:number-columns-repeated="3" table:style-name="ce90" office:value-type="string" calcext:value-type="string">
            <text:p>…</text:p>
          </table:table-cell>
          <table:table-cell table:number-columns-repeated="3" table:style-name="ce92" office:value-type="string" calcext:value-type="string">
            <text:p>…</text:p>
          </table:table-cell>
          <table:table-cell table:style-name="ce94" office:value-type="string" calcext:value-type="string">
            <text:p>…</text:p>
          </table:table-cell>
        </table:table-row>
        <table:table-row table:style-name="ro1">
          <table:table-cell table:style-name="ce35" office:value-type="string" calcext:value-type="string">
            <text:p><text:span text:style-name="T1">BERRIES-0</text:span>4</text:p>
          </table:table-cell>
          <table:table-cell office:value-type="string" calcext:value-type="string">
            <text:p>černice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table:style-name="ce73" office:value-type="float" office:value="10.633" calcext:value-type="float">
            <text:p>10.633</text:p>
          </table:table-cell>
          <table:table-cell table:style-name="ce76" table:formula="of:=[.F26]/10" office:value-type="float" office:value="1.0633" calcext:value-type="float">
            <text:p>1.0633</text:p>
          </table:table-cell>
          <table:table-cell table:style-name="ce77" table:formula="of:=ROUND([.G26]/AVERAGE([.G$2:.G$100]) * 100; 2)" office:value-type="float" office:value="257.63" calcext:value-type="float">
            <text:p>257.63</text:p>
          </table:table-cell>
          <table:table-cell table:style-name="ce78" office:value-type="float" office:value="52.07" calcext:value-type="float">
            <text:p>52.07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33" calcext:value-type="float">
            <text:p>12.33</text:p>
          </table:table-cell>
          <table:table-cell table:style-name="ce85" table:formula="of:=ROUND([.I26]/[.$G26]/100; 2)" office:value-type="float" office:value="0.49" calcext:value-type="float">
            <text:p>0.49</text:p>
          </table:table-cell>
          <table:table-cell table:style-name="ce89" table:formula="of:=ROUND([.J26]/[.$G26]/100; 2)" office:value-type="float" office:value="0.01" calcext:value-type="float">
            <text:p>0.01</text:p>
          </table:table-cell>
          <table:table-cell table:style-name="ce89" table:formula="of:=ROUND([.K26]/[.$G26]/100; 2)" office:value-type="float" office:value="0.01" calcext:value-type="float">
            <text:p>0.01</text:p>
          </table:table-cell>
          <table:table-cell table:style-name="ce89" table:formula="of:=ROUND([.L26]/[.$G26]/100; 2)" office:value-type="float" office:value="0.12" calcext:value-type="float">
            <text:p>0.12</text:p>
          </table:table-cell>
          <table:table-cell table:formula="of:=ROUND(([.$J26]*4)/[.$I26]*100; 2)" office:value-type="float" office:value="8.6" calcext:value-type="float">
            <text:p>8.6</text:p>
          </table:table-cell>
          <table:table-cell table:formula="of:=ROUND(([.$K26]*9)/[.$I26]*100; 2)" office:value-type="float" office:value="15.38" calcext:value-type="float">
            <text:p>15.38</text:p>
          </table:table-cell>
          <table:table-cell table:formula="of:=ROUND(([.$L26]*4)/[.$I26]*100; 2)" office:value-type="float" office:value="94.72" calcext:value-type="float">
            <text:p>94.72</text:p>
          </table:table-cell>
          <table:table-cell table:style-name="ce93" table:formula="of:=ROUND(ABS([.$Q26]-35)+ABS([.$R26]-35)+ABS([.$S26]-30); 2)" office:value-type="float" office:value="110.74" calcext:value-type="float">
            <text:p>110.74</text:p>
          </table:table-cell>
        </table:table-row>
        <table:table-row table:style-name="ro1">
          <table:table-cell table:style-name="ce35" office:value-type="string" calcext:value-type="string">
            <text:p>BERRIES-05</text:p>
          </table:table-cell>
          <table:table-cell office:value-type="string" calcext:value-type="string">
            <text:p>Maliny mrazené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200" calcext:value-type="float">
            <text:p>200</text:p>
          </table:table-cell>
          <table:table-cell table:style-name="ce73" office:value-type="float" office:value="12.45" calcext:value-type="float">
            <text:p>12.45</text:p>
          </table:table-cell>
          <table:table-cell table:style-name="ce76" table:formula="of:=[.F27]/10" office:value-type="float" office:value="1.245" calcext:value-type="float">
            <text:p>1.245</text:p>
          </table:table-cell>
          <table:table-cell table:style-name="ce77" table:formula="of:=ROUND([.G27]/AVERAGE([.G$2:.G$100]) * 100; 2)" office:value-type="float" office:value="301.65" calcext:value-type="float">
            <text:p>301.65</text:p>
          </table:table-cell>
          <table:table-cell table:style-name="ce78"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table:style-name="ce85" table:formula="of:=ROUND([.I27]/[.$G27]/100; 2)" office:value-type="float" office:value="0.26" calcext:value-type="float">
            <text:p>0.26</text:p>
          </table:table-cell>
          <table:table-cell table:style-name="ce89" table:formula="of:=ROUND([.J27]/[.$G27]/100; 2)" office:value-type="float" office:value="0.01" calcext:value-type="float">
            <text:p>0.01</text:p>
          </table:table-cell>
          <table:table-cell table:style-name="ce89" table:formula="of:=ROUND([.K27]/[.$G27]/100; 2)" office:value-type="float" office:value="0" calcext:value-type="float">
            <text:p>0</text:p>
          </table:table-cell>
          <table:table-cell table:style-name="ce89" table:formula="of:=ROUND([.L27]/[.$G27]/100; 2)" office:value-type="float" office:value="0.04" calcext:value-type="float">
            <text:p>0.04</text:p>
          </table:table-cell>
          <table:table-cell table:formula="of:=ROUND(([.$J27]*4)/[.$I27]*100; 2)" office:value-type="float" office:value="15" calcext:value-type="float">
            <text:p>15</text:p>
          </table:table-cell>
          <table:table-cell table:formula="of:=ROUND(([.$K27]*9)/[.$I27]*100; 2)" office:value-type="float" office:value="8.44" calcext:value-type="float">
            <text:p>8.44</text:p>
          </table:table-cell>
          <table:table-cell table:formula="of:=ROUND(([.$L27]*4)/[.$I27]*100; 2)" office:value-type="float" office:value="58.75" calcext:value-type="float">
            <text:p>58.75</text:p>
          </table:table-cell>
          <table:table-cell table:style-name="ce93" table:formula="of:=ROUND(ABS([.$Q27]-35)+ABS([.$R27]-35)+ABS([.$S27]-30); 2)" office:value-type="float" office:value="75.31" calcext:value-type="float">
            <text:p>75.31</text:p>
          </table:table-cell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Merge.H2:Merge.H27">
            <calcext:condition calcext:apply-style-name="Custom Above Average" calcext:value="&gt;100" calcext:base-cell-address="Merge.H2"/>
          </calcext:conditional-format>
          <calcext:conditional-format calcext:target-range-address="Merge.H2:Merge.H27">
            <calcext:condition calcext:apply-style-name="Custom Below Average" calcext:value="&lt;100" calcext:base-cell-address="Merge.H2"/>
          </calcext:conditional-format>
        </calcext:conditional-formats>
      </table:table>
      <table:table table:name="Apple" table:style-name="ta1">
        <table:table-column table:style-name="co21" table:default-cell-style-name="ce35"/>
        <table:table-column table:style-name="co2" table:default-cell-style-name="ce69"/>
        <table:table-column table:style-name="co3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3"/>
        <table:table-column table:style-name="co7" table:default-cell-style-name="ce76"/>
        <table:table-column table:style-name="co8" table:default-cell-style-name="ce71"/>
        <table:table-column table:style-name="co9" table:default-cell-style-name="ce78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4"/>
        <table:table-column table:style-name="co14" table:default-cell-style-name="ce88"/>
        <table:table-column table:style-name="co7" table:default-cell-style-name="ce88"/>
        <table:table-column table:style-name="co15" table:default-cell-style-name="ce88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APPLE-0</text:span>6</text:p>
          </table:table-cell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table:formula="of:=[.F2]/10" office:value-type="float" office:value="0.113" calcext:value-type="float">
            <text:p>0.113</text:p>
          </table:table-cell>
          <table:table-cell table:style-name="ce29" table:formula="of:=ROUND([.G2]/AVERAGE([.G$2:.G$100]) * 100; 2)" office:value-type="float" office:value="51.11" calcext:value-type="float">
            <text:p>51.11</text:p>
          </table:table-cell>
          <table:table-cell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2]/[.$G2]/100; 2)" office:value-type="float" office:value="5.2" calcext:value-type="float">
            <text:p>5.2</text:p>
          </table:table-cell>
          <table:table-cell table:style-name="ce89" table:formula="of:=ROUND([.J2]/[.$G2]/100; 2)" office:value-type="float" office:value="0.03" calcext:value-type="float">
            <text:p>0.03</text:p>
          </table:table-cell>
          <table:table-cell table:style-name="ce89" table:formula="of:=ROUND([.K2]/[.$G2]/100; 2)" office:value-type="float" office:value="0.01" calcext:value-type="float">
            <text:p>0.01</text:p>
          </table:table-cell>
          <table:table-cell table:style-name="ce89" table:formula="of:=ROUND([.L2]/[.$G2]/100; 2)" office:value-type="float" office:value="1.25" calcext:value-type="float">
            <text:p>1.25</text:p>
          </table:table-cell>
          <table:table-cell table:formula="of:=ROUND(([.$J2]*4)/[.$I2]*100; 2)" office:value-type="float" office:value="2.18" calcext:value-type="float">
            <text:p>2.18</text:p>
          </table:table-cell>
          <table:table-cell table:formula="of:=ROUND(([.$K2]*9)/[.$I2]*100; 2)" office:value-type="float" office:value="2.3" calcext:value-type="float">
            <text:p>2.3</text:p>
          </table:table-cell>
          <table:table-cell table:formula="of:=ROUND(([.$L2]*4)/[.$I2]*100; 2)" office:value-type="float" office:value="95.85" calcext:value-type="float">
            <text:p>95.85</text:p>
          </table:table-cell>
          <table:table-cell table:formula="of:=ROUND(ABS([.$Q2]-35)+ABS([.$R2]-35)+ABS([.$S2]-30); 2)" office:value-type="float" office:value="131.37" calcext:value-type="float">
            <text:p>131.37</text:p>
          </table:table-cell>
        </table:table-row>
        <table:table-row table:style-name="ro1">
          <table:table-cell office:value-type="string" calcext:value-type="string">
            <text:p><text:span text:style-name="T1">APPLE-</text:span>11</text:p>
          </table:table-cell>
          <table:table-cell office:value-type="string" calcext:value-type="string">
            <text:p>CLEVER jablká červ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office:value-type="float" office:value="1.195" calcext:value-type="float">
            <text:p>1.195</text:p>
          </table:table-cell>
          <table:table-cell table:formula="of:=[.F3]/10" office:value-type="float" office:value="0.1195" calcext:value-type="float">
            <text:p>0.1195</text:p>
          </table:table-cell>
          <table:table-cell table:style-name="ce29" table:formula="of:=ROUND([.G3]/AVERAGE([.G$2:.G$100]) * 100; 2)" office:value-type="float" office:value="54.05" calcext:value-type="float">
            <text:p>54.05</text:p>
          </table:table-cell>
          <table:table-cell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3]/[.$G3]/100; 2)" office:value-type="float" office:value="4.92" calcext:value-type="float">
            <text:p>4.92</text:p>
          </table:table-cell>
          <table:table-cell table:style-name="ce89" table:formula="of:=ROUND([.J3]/[.$G3]/100; 2)" office:value-type="float" office:value="0.03" calcext:value-type="float">
            <text:p>0.03</text:p>
          </table:table-cell>
          <table:table-cell table:style-name="ce89" table:formula="of:=ROUND([.K3]/[.$G3]/100; 2)" office:value-type="float" office:value="0.01" calcext:value-type="float">
            <text:p>0.01</text:p>
          </table:table-cell>
          <table:table-cell table:style-name="ce89" table:formula="of:=ROUND([.L3]/[.$G3]/100; 2)" office:value-type="float" office:value="1.18" calcext:value-type="float">
            <text:p>1.18</text:p>
          </table:table-cell>
          <table:table-cell table:formula="of:=ROUND(([.$J3]*4)/[.$I3]*100; 2)" office:value-type="float" office:value="2.18" calcext:value-type="float">
            <text:p>2.18</text:p>
          </table:table-cell>
          <table:table-cell table:formula="of:=ROUND(([.$K3]*9)/[.$I3]*100; 2)" office:value-type="float" office:value="2.3" calcext:value-type="float">
            <text:p>2.3</text:p>
          </table:table-cell>
          <table:table-cell table:formula="of:=ROUND(([.$L3]*4)/[.$I3]*100; 2)" office:value-type="float" office:value="95.85" calcext:value-type="float">
            <text:p>95.85</text:p>
          </table:table-cell>
          <table:table-cell table:formula="of:=ROUND(ABS([.$Q3]-35)+ABS([.$R3]-35)+ABS([.$S3]-30); 2)" office:value-type="float" office:value="131.37" calcext:value-type="float">
            <text:p>131.37</text:p>
          </table:table-cell>
        </table:table-row>
        <table:table-row table:style-name="ro1">
          <table:table-cell office:value-type="string" calcext:value-type="string">
            <text:p><text:span text:style-name="T1">APPLE-</text:span>12</text:p>
          </table:table-cell>
          <table:table-cell office:value-type="string" calcext:value-type="string">
            <text:p>CLEVER jablká zel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office:value-type="float" office:value="1.195" calcext:value-type="float">
            <text:p>1.195</text:p>
          </table:table-cell>
          <table:table-cell table:formula="of:=[.F4]/10" office:value-type="float" office:value="0.1195" calcext:value-type="float">
            <text:p>0.1195</text:p>
          </table:table-cell>
          <table:table-cell table:style-name="ce29" table:formula="of:=ROUND([.G4]/AVERAGE([.G$2:.G$100]) * 100; 2)" office:value-type="float" office:value="54.05" calcext:value-type="float">
            <text:p>54.05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4]/[.$G4]/100; 2)" office:value-type="float" office:value="4.51" calcext:value-type="float">
            <text:p>4.51</text:p>
          </table:table-cell>
          <table:table-cell table:style-name="ce89" table:formula="of:=ROUND([.J4]/[.$G4]/100; 2)" office:value-type="float" office:value="0.03" calcext:value-type="float">
            <text:p>0.03</text:p>
          </table:table-cell>
          <table:table-cell table:style-name="ce89" table:formula="of:=ROUND([.K4]/[.$G4]/100; 2)" office:value-type="float" office:value="0.03" calcext:value-type="float">
            <text:p>0.03</text:p>
          </table:table-cell>
          <table:table-cell table:style-name="ce89" table:formula="of:=ROUND([.L4]/[.$G4]/100; 2)" office:value-type="float" office:value="1.06" calcext:value-type="float">
            <text:p>1.06</text:p>
          </table:table-cell>
          <table:table-cell table:formula="of:=ROUND(([.$J4]*4)/[.$I4]*100; 2)" office:value-type="float" office:value="2.52" calcext:value-type="float">
            <text:p>2.52</text:p>
          </table:table-cell>
          <table:table-cell table:formula="of:=ROUND(([.$K4]*9)/[.$I4]*100; 2)" office:value-type="float" office:value="5.01" calcext:value-type="float">
            <text:p>5.01</text:p>
          </table:table-cell>
          <table:table-cell table:formula="of:=ROUND(([.$L4]*4)/[.$I4]*100; 2)" office:value-type="float" office:value="93.53" calcext:value-type="float">
            <text:p>93.53</text:p>
          </table:table-cell>
          <table:table-cell table:formula="of:=ROUND(ABS([.$Q4]-35)+ABS([.$R4]-35)+ABS([.$S4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8</text:p>
          </table:table-cell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office:value-type="float" office:value="1.69" calcext:value-type="float">
            <text:p>1.69</text:p>
          </table:table-cell>
          <table:table-cell table:formula="of:=[.F5]/10" office:value-type="float" office:value="0.169" calcext:value-type="float">
            <text:p>0.169</text:p>
          </table:table-cell>
          <table:table-cell table:style-name="ce29" table:formula="of:=ROUND([.G5]/AVERAGE([.G$2:.G$100]) * 100; 2)" office:value-type="float" office:value="76.44" calcext:value-type="float">
            <text:p>76.44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5]/[.$G5]/100; 2)" office:value-type="float" office:value="3.19" calcext:value-type="float">
            <text:p>3.19</text:p>
          </table:table-cell>
          <table:table-cell table:style-name="ce89" table:formula="of:=ROUND([.J5]/[.$G5]/100; 2)" office:value-type="float" office:value="0.02" calcext:value-type="float">
            <text:p>0.02</text:p>
          </table:table-cell>
          <table:table-cell table:style-name="ce89" table:formula="of:=ROUND([.K5]/[.$G5]/100; 2)" office:value-type="float" office:value="0.02" calcext:value-type="float">
            <text:p>0.02</text:p>
          </table:table-cell>
          <table:table-cell table:style-name="ce89" table:formula="of:=ROUND([.L5]/[.$G5]/100; 2)" office:value-type="float" office:value="0.75" calcext:value-type="float">
            <text:p>0.75</text:p>
          </table:table-cell>
          <table:table-cell table:formula="of:=ROUND(([.$J5]*4)/[.$I5]*100; 2)" office:value-type="float" office:value="2.52" calcext:value-type="float">
            <text:p>2.52</text:p>
          </table:table-cell>
          <table:table-cell table:formula="of:=ROUND(([.$K5]*9)/[.$I5]*100; 2)" office:value-type="float" office:value="5.01" calcext:value-type="float">
            <text:p>5.01</text:p>
          </table:table-cell>
          <table:table-cell table:formula="of:=ROUND(([.$L5]*4)/[.$I5]*100; 2)" office:value-type="float" office:value="93.53" calcext:value-type="float">
            <text:p>93.53</text:p>
          </table:table-cell>
          <table:table-cell table:formula="of:=ROUND(ABS([.$Q5]-35)+ABS([.$R5]-35)+ABS([.$S5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0</text:p>
          </table:table-cell>
          <table:table-cell office:value-type="string" calcext:value-type="string">
            <text:p>CHUTE SLOVENSKA Jablká Golden Delicious odroda : Golden Delicious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table:formula="of:=[.F6]/10" office:value-type="float" office:value="0.179" calcext:value-type="float">
            <text:p>0.179</text:p>
          </table:table-cell>
          <table:table-cell table:style-name="ce29" table:formula="of:=ROUND([.G6]/AVERAGE([.G$2:.G$100]) * 100; 2)" office:value-type="float" office:value="80.97" calcext:value-type="float">
            <text:p>80.97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6]/[.$G6]/100; 2)" office:value-type="float" office:value="3.01" calcext:value-type="float">
            <text:p>3.01</text:p>
          </table:table-cell>
          <table:table-cell table:style-name="ce89" table:formula="of:=ROUND([.J6]/[.$G6]/100; 2)" office:value-type="float" office:value="0.02" calcext:value-type="float">
            <text:p>0.02</text:p>
          </table:table-cell>
          <table:table-cell table:style-name="ce89" table:formula="of:=ROUND([.K6]/[.$G6]/100; 2)" office:value-type="float" office:value="0.02" calcext:value-type="float">
            <text:p>0.02</text:p>
          </table:table-cell>
          <table:table-cell table:style-name="ce89" table:formula="of:=ROUND([.L6]/[.$G6]/100; 2)" office:value-type="float" office:value="0.7" calcext:value-type="float">
            <text:p>0.7</text:p>
          </table:table-cell>
          <table:table-cell table:formula="of:=ROUND(([.$J6]*4)/[.$I6]*100; 2)" office:value-type="float" office:value="2.52" calcext:value-type="float">
            <text:p>2.52</text:p>
          </table:table-cell>
          <table:table-cell table:formula="of:=ROUND(([.$K6]*9)/[.$I6]*100; 2)" office:value-type="float" office:value="5.01" calcext:value-type="float">
            <text:p>5.01</text:p>
          </table:table-cell>
          <table:table-cell table:formula="of:=ROUND(([.$L6]*4)/[.$I6]*100; 2)" office:value-type="float" office:value="93.53" calcext:value-type="float">
            <text:p>93.53</text:p>
          </table:table-cell>
          <table:table-cell table:formula="of:=ROUND(ABS([.$Q6]-35)+ABS([.$R6]-35)+ABS([.$S6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5</text:p>
          </table:table-cell>
          <table:table-cell office:value-type="string" calcext:value-type="string">
            <text:p>Jablká červené uklada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table:formula="of:=[.F7]/10" office:value-type="float" office:value="0.179" calcext:value-type="float">
            <text:p>0.179</text:p>
          </table:table-cell>
          <table:table-cell table:style-name="ce29" table:formula="of:=ROUND([.G7]/AVERAGE([.G$2:.G$100]) * 100; 2)" office:value-type="float" office:value="80.97" calcext:value-type="float">
            <text:p>80.97</text:p>
          </table:table-cell>
          <table:table-cell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7]/[.$G7]/100; 2)" office:value-type="float" office:value="3.28" calcext:value-type="float">
            <text:p>3.28</text:p>
          </table:table-cell>
          <table:table-cell table:style-name="ce89" table:formula="of:=ROUND([.J7]/[.$G7]/100; 2)" office:value-type="float" office:value="0.02" calcext:value-type="float">
            <text:p>0.02</text:p>
          </table:table-cell>
          <table:table-cell table:style-name="ce89" table:formula="of:=ROUND([.K7]/[.$G7]/100; 2)" office:value-type="float" office:value="0.01" calcext:value-type="float">
            <text:p>0.01</text:p>
          </table:table-cell>
          <table:table-cell table:style-name="ce89" table:formula="of:=ROUND([.L7]/[.$G7]/100; 2)" office:value-type="float" office:value="0.79" calcext:value-type="float">
            <text:p>0.79</text:p>
          </table:table-cell>
          <table:table-cell table:formula="of:=ROUND(([.$J7]*4)/[.$I7]*100; 2)" office:value-type="float" office:value="2.18" calcext:value-type="float">
            <text:p>2.18</text:p>
          </table:table-cell>
          <table:table-cell table:formula="of:=ROUND(([.$K7]*9)/[.$I7]*100; 2)" office:value-type="float" office:value="2.3" calcext:value-type="float">
            <text:p>2.3</text:p>
          </table:table-cell>
          <table:table-cell table:formula="of:=ROUND(([.$L7]*4)/[.$I7]*100; 2)" office:value-type="float" office:value="95.85" calcext:value-type="float">
            <text:p>95.85</text:p>
          </table:table-cell>
          <table:table-cell table:formula="of:=ROUND(ABS([.$Q7]-35)+ABS([.$R7]-35)+ABS([.$S7]-30); 2)" office:value-type="float" office:value="131.37" calcext:value-type="float">
            <text:p>131.37</text:p>
          </table:table-cell>
        </table:table-row>
        <table:table-row table:style-name="ro1">
          <table:table-cell office:value-type="string" calcext:value-type="string">
            <text:p><text:span text:style-name="T1">APPLE-</text:span>10</text:p>
          </table:table-cell>
          <table:table-cell office:value-type="string" calcext:value-type="string">
            <text:p>CHUTE SLOVENSKA Jablká červené odroda uvedená na etikete</text:p>
          </table:table-cell>
          <table:table-cell office:value-type="string" calcext:value-type="string">
            <text:p>CHUTE SLOVENSKA</text:p>
          </table:table-cell>
          <table:table-cell office:value-type="float" office:value="1.89" calcext:value-type="float">
            <text:p>1.89</text:p>
          </table:table-cell>
          <table:table-cell office:value-type="float" office:value="1000" calcext:value-type="float">
            <text:p>1000</text:p>
          </table:table-cell>
          <table:table-cell office:value-type="float" office:value="1.89" calcext:value-type="float">
            <text:p>1.89</text:p>
          </table:table-cell>
          <table:table-cell table:formula="of:=[.F8]/10" office:value-type="float" office:value="0.189" calcext:value-type="float">
            <text:p>0.189</text:p>
          </table:table-cell>
          <table:table-cell table:style-name="ce29" table:formula="of:=ROUND([.G8]/AVERAGE([.G$2:.G$100]) * 100; 2)" office:value-type="float" office:value="85.49" calcext:value-type="float">
            <text:p>85.49</text:p>
          </table:table-cell>
          <table:table-cell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8]/[.$G8]/100; 2)" office:value-type="float" office:value="3.11" calcext:value-type="float">
            <text:p>3.11</text:p>
          </table:table-cell>
          <table:table-cell table:style-name="ce89" table:formula="of:=ROUND([.J8]/[.$G8]/100; 2)" office:value-type="float" office:value="0.02" calcext:value-type="float">
            <text:p>0.02</text:p>
          </table:table-cell>
          <table:table-cell table:style-name="ce89" table:formula="of:=ROUND([.K8]/[.$G8]/100; 2)" office:value-type="float" office:value="0.01" calcext:value-type="float">
            <text:p>0.01</text:p>
          </table:table-cell>
          <table:table-cell table:style-name="ce89" table:formula="of:=ROUND([.L8]/[.$G8]/100; 2)" office:value-type="float" office:value="0.75" calcext:value-type="float">
            <text:p>0.75</text:p>
          </table:table-cell>
          <table:table-cell table:formula="of:=ROUND(([.$J8]*4)/[.$I8]*100; 2)" office:value-type="float" office:value="2.18" calcext:value-type="float">
            <text:p>2.18</text:p>
          </table:table-cell>
          <table:table-cell table:formula="of:=ROUND(([.$K8]*9)/[.$I8]*100; 2)" office:value-type="float" office:value="2.3" calcext:value-type="float">
            <text:p>2.3</text:p>
          </table:table-cell>
          <table:table-cell table:formula="of:=ROUND(([.$L8]*4)/[.$I8]*100; 2)" office:value-type="float" office:value="95.85" calcext:value-type="float">
            <text:p>95.85</text:p>
          </table:table-cell>
          <table:table-cell table:formula="of:=ROUND(ABS([.$Q8]-35)+ABS([.$R8]-35)+ABS([.$S8]-30); 2)" office:value-type="float" office:value="131.37" calcext:value-type="float">
            <text:p>131.37</text:p>
          </table:table-cell>
        </table:table-row>
        <table:table-row table:style-name="ro1">
          <table:table-cell office:value-type="string" calcext:value-type="string">
            <text:p><text:span text:style-name="T1">APPLE-0</text:span>1</text:p>
          </table:table-cell>
          <table:table-cell office:value-type="string" calcext:value-type="string">
            <text:p>Jablká Smeralda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office:value-type="float" office:value="1.99" calcext:value-type="float">
            <text:p>1.99</text:p>
          </table:table-cell>
          <table:table-cell table:formula="of:=[.F9]/10" office:value-type="float" office:value="0.199" calcext:value-type="float">
            <text:p>0.199</text:p>
          </table:table-cell>
          <table:table-cell table:style-name="ce29" table:formula="of:=ROUND([.G9]/AVERAGE([.G$2:.G$100]) * 100; 2)" office:value-type="float" office:value="90.01" calcext:value-type="float">
            <text:p>90.01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9]/[.$G9]/100; 2)" office:value-type="float" office:value="2.71" calcext:value-type="float">
            <text:p>2.71</text:p>
          </table:table-cell>
          <table:table-cell table:style-name="ce89" table:formula="of:=ROUND([.J9]/[.$G9]/100; 2)" office:value-type="float" office:value="0.02" calcext:value-type="float">
            <text:p>0.02</text:p>
          </table:table-cell>
          <table:table-cell table:style-name="ce89" table:formula="of:=ROUND([.K9]/[.$G9]/100; 2)" office:value-type="float" office:value="0.02" calcext:value-type="float">
            <text:p>0.02</text:p>
          </table:table-cell>
          <table:table-cell table:style-name="ce89" table:formula="of:=ROUND([.L9]/[.$G9]/100; 2)" office:value-type="float" office:value="0.63" calcext:value-type="float">
            <text:p>0.63</text:p>
          </table:table-cell>
          <table:table-cell table:formula="of:=ROUND(([.$J9]*4)/[.$I9]*100; 2)" office:value-type="float" office:value="2.52" calcext:value-type="float">
            <text:p>2.52</text:p>
          </table:table-cell>
          <table:table-cell table:formula="of:=ROUND(([.$K9]*9)/[.$I9]*100; 2)" office:value-type="float" office:value="5.01" calcext:value-type="float">
            <text:p>5.01</text:p>
          </table:table-cell>
          <table:table-cell table:formula="of:=ROUND(([.$L9]*4)/[.$I9]*100; 2)" office:value-type="float" office:value="93.53" calcext:value-type="float">
            <text:p>93.53</text:p>
          </table:table-cell>
          <table:table-cell table:formula="of:=ROUND(ABS([.$Q9]-35)+ABS([.$R9]-35)+ABS([.$S9]-30); 2)" office:value-type="float" office:value="126" calcext:value-type="float">
            <text:p>126</text:p>
          </table:table-cell>
        </table:table-row>
        <table:table-row table:style-name="ro1">
          <table:table-cell table:style-name="ce68" office:value-type="string" calcext:value-type="string">
            <text:p><text:span text:style-name="T1">APPLE-0</text:span>9</text:p>
          </table:table-cell>
          <table:table-cell table:style-name="ce70" office:value-type="string" calcext:value-type="string">
            <text:p>CHUTE SLOVENSKA Jablká Evelina</text:p>
          </table:table-cell>
          <table:table-cell table:style-name="ce70" office:value-type="string" calcext:value-type="string">
            <text:p>CHUTE SLOVENSKA</text:p>
          </table:table-cell>
          <table:table-cell table:style-name="ce72" office:value-type="float" office:value="2.65" calcext:value-type="float">
            <text:p>2.65</text:p>
          </table:table-cell>
          <table:table-cell table:style-name="ce72" office:value-type="float" office:value="1000" calcext:value-type="float">
            <text:p>1000</text:p>
          </table:table-cell>
          <table:table-cell table:style-name="ce74" office:value-type="float" office:value="2.65" calcext:value-type="float">
            <text:p>2.65</text:p>
          </table:table-cell>
          <table:table-cell table:formula="of:=[.F10]/10" office:value-type="float" office:value="0.265" calcext:value-type="float">
            <text:p>0.265</text:p>
          </table:table-cell>
          <table:table-cell table:style-name="ce29" table:formula="of:=ROUND([.G10]/AVERAGE([.G$2:.G$100]) * 100; 2)" office:value-type="float" office:value="119.87" calcext:value-type="float">
            <text:p>119.87</text:p>
          </table:table-cell>
          <table:table-cell table:style-name="ce79" office:value-type="float" office:value="53.93" calcext:value-type="float">
            <text:p>53.93</text:p>
          </table:table-cell>
          <table:table-cell table:style-name="ce82" office:value-type="float" office:value="0.34" calcext:value-type="float">
            <text:p>0.34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12.61" calcext:value-type="float">
            <text:p>12.61</text:p>
          </table:table-cell>
          <table:table-cell table:style-name="ce85" table:formula="of:=ROUND([.I10]/[.$G10]/100; 2)" office:value-type="float" office:value="2.04" calcext:value-type="float">
            <text:p>2.04</text:p>
          </table:table-cell>
          <table:table-cell table:style-name="ce89" table:formula="of:=ROUND([.J10]/[.$G10]/100; 2)" office:value-type="float" office:value="0.01" calcext:value-type="float">
            <text:p>0.01</text:p>
          </table:table-cell>
          <table:table-cell table:style-name="ce89" table:formula="of:=ROUND([.K10]/[.$G10]/100; 2)" office:value-type="float" office:value="0.01" calcext:value-type="float">
            <text:p>0.01</text:p>
          </table:table-cell>
          <table:table-cell table:style-name="ce89" table:formula="of:=ROUND([.L10]/[.$G10]/100; 2)" office:value-type="float" office:value="0.48" calcext:value-type="float">
            <text:p>0.48</text:p>
          </table:table-cell>
          <table:table-cell table:formula="of:=ROUND(([.$J10]*4)/[.$I10]*100; 2)" office:value-type="float" office:value="2.52" calcext:value-type="float">
            <text:p>2.52</text:p>
          </table:table-cell>
          <table:table-cell table:formula="of:=ROUND(([.$K10]*9)/[.$I10]*100; 2)" office:value-type="float" office:value="5.01" calcext:value-type="float">
            <text:p>5.01</text:p>
          </table:table-cell>
          <table:table-cell table:formula="of:=ROUND(([.$L10]*4)/[.$I10]*100; 2)" office:value-type="float" office:value="93.53" calcext:value-type="float">
            <text:p>93.53</text:p>
          </table:table-cell>
          <table:table-cell table:formula="of:=ROUND(ABS([.$Q10]-35)+ABS([.$R10]-35)+ABS([.$S10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4</text:p>
          </table:table-cell>
          <table:table-cell office:value-type="string" calcext:value-type="string">
            <text:p>Jablká KIKU odroda : Kiku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office:value-type="float" office:value="2.69" calcext:value-type="float">
            <text:p>2.69</text:p>
          </table:table-cell>
          <table:table-cell table:formula="of:=[.F11]/10" office:value-type="float" office:value="0.269" calcext:value-type="float">
            <text:p>0.269</text:p>
          </table:table-cell>
          <table:table-cell table:style-name="ce29" table:formula="of:=ROUND([.G11]/AVERAGE([.G$2:.G$100]) * 100; 2)" office:value-type="float" office:value="121.68" calcext:value-type="float">
            <text:p>121.68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1]/[.$G11]/100; 2)" office:value-type="float" office:value="2" calcext:value-type="float">
            <text:p>2</text:p>
          </table:table-cell>
          <table:table-cell table:style-name="ce89" table:formula="of:=ROUND([.J11]/[.$G11]/100; 2)" office:value-type="float" office:value="0.01" calcext:value-type="float">
            <text:p>0.01</text:p>
          </table:table-cell>
          <table:table-cell table:style-name="ce89" table:formula="of:=ROUND([.K11]/[.$G11]/100; 2)" office:value-type="float" office:value="0.01" calcext:value-type="float">
            <text:p>0.01</text:p>
          </table:table-cell>
          <table:table-cell table:style-name="ce89" table:formula="of:=ROUND([.L11]/[.$G11]/100; 2)" office:value-type="float" office:value="0.47" calcext:value-type="float">
            <text:p>0.47</text:p>
          </table:table-cell>
          <table:table-cell table:formula="of:=ROUND(([.$J11]*4)/[.$I11]*100; 2)" office:value-type="float" office:value="2.52" calcext:value-type="float">
            <text:p>2.52</text:p>
          </table:table-cell>
          <table:table-cell table:formula="of:=ROUND(([.$K11]*9)/[.$I11]*100; 2)" office:value-type="float" office:value="5.01" calcext:value-type="float">
            <text:p>5.01</text:p>
          </table:table-cell>
          <table:table-cell table:formula="of:=ROUND(([.$L11]*4)/[.$I11]*100; 2)" office:value-type="float" office:value="93.53" calcext:value-type="float">
            <text:p>93.53</text:p>
          </table:table-cell>
          <table:table-cell table:formula="of:=ROUND(ABS([.$Q11]-35)+ABS([.$R11]-35)+ABS([.$S11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3</text:p>
          </table:table-cell>
          <table:table-cell office:value-type="string" calcext:value-type="string">
            <text:p>Jablká Ambrosia exclusive odroda: Ambrosia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000" calcext:value-type="float">
            <text:p>1000</text:p>
          </table:table-cell>
          <table:table-cell office:value-type="float" office:value="2.99" calcext:value-type="float">
            <text:p>2.99</text:p>
          </table:table-cell>
          <table:table-cell table:formula="of:=[.F12]/10" office:value-type="float" office:value="0.299" calcext:value-type="float">
            <text:p>0.299</text:p>
          </table:table-cell>
          <table:table-cell table:style-name="ce29" table:formula="of:=ROUND([.G12]/AVERAGE([.G$2:.G$100]) * 100; 2)" office:value-type="float" office:value="135.25" calcext:value-type="float">
            <text:p>135.25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2]/[.$G12]/100; 2)" office:value-type="float" office:value="1.8" calcext:value-type="float">
            <text:p>1.8</text:p>
          </table:table-cell>
          <table:table-cell table:style-name="ce89" table:formula="of:=ROUND([.J12]/[.$G12]/100; 2)" office:value-type="float" office:value="0.01" calcext:value-type="float">
            <text:p>0.01</text:p>
          </table:table-cell>
          <table:table-cell table:style-name="ce89" table:formula="of:=ROUND([.K12]/[.$G12]/100; 2)" office:value-type="float" office:value="0.01" calcext:value-type="float">
            <text:p>0.01</text:p>
          </table:table-cell>
          <table:table-cell table:style-name="ce89" table:formula="of:=ROUND([.L12]/[.$G12]/100; 2)" office:value-type="float" office:value="0.42" calcext:value-type="float">
            <text:p>0.42</text:p>
          </table:table-cell>
          <table:table-cell table:formula="of:=ROUND(([.$J12]*4)/[.$I12]*100; 2)" office:value-type="float" office:value="2.52" calcext:value-type="float">
            <text:p>2.52</text:p>
          </table:table-cell>
          <table:table-cell table:formula="of:=ROUND(([.$K12]*9)/[.$I12]*100; 2)" office:value-type="float" office:value="5.01" calcext:value-type="float">
            <text:p>5.01</text:p>
          </table:table-cell>
          <table:table-cell table:formula="of:=ROUND(([.$L12]*4)/[.$I12]*100; 2)" office:value-type="float" office:value="93.53" calcext:value-type="float">
            <text:p>93.53</text:p>
          </table:table-cell>
          <table:table-cell table:formula="of:=ROUND(ABS([.$Q12]-35)+ABS([.$R12]-35)+ABS([.$S12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pan text:style-name="T1">APPLE-0</text:span>2</text:p>
          </table:table-cell>
          <table:table-cell office:value-type="string" calcext:value-type="string">
            <text:p>Jablká Pink Lady odroda : Pink Lady, Crripps pink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000" calcext:value-type="float">
            <text:p>1000</text:p>
          </table:table-cell>
          <table:table-cell office:value-type="float" office:value="3.49" calcext:value-type="float">
            <text:p>3.49</text:p>
          </table:table-cell>
          <table:table-cell table:formula="of:=[.F13]/10" office:value-type="float" office:value="0.349" calcext:value-type="float">
            <text:p>0.349</text:p>
          </table:table-cell>
          <table:table-cell table:style-name="ce29" table:formula="of:=ROUND([.G13]/AVERAGE([.G$2:.G$100]) * 100; 2)" office:value-type="float" office:value="157.86" calcext:value-type="float">
            <text:p>157.86</text:p>
          </table:table-cell>
          <table:table-cell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85" table:formula="of:=ROUND([.I13]/[.$G13]/100; 2)" office:value-type="float" office:value="1.55" calcext:value-type="float">
            <text:p>1.55</text:p>
          </table:table-cell>
          <table:table-cell table:style-name="ce89" table:formula="of:=ROUND([.J13]/[.$G13]/100; 2)" office:value-type="float" office:value="0.01" calcext:value-type="float">
            <text:p>0.01</text:p>
          </table:table-cell>
          <table:table-cell table:style-name="ce89" table:formula="of:=ROUND([.K13]/[.$G13]/100; 2)" office:value-type="float" office:value="0.01" calcext:value-type="float">
            <text:p>0.01</text:p>
          </table:table-cell>
          <table:table-cell table:style-name="ce89" table:formula="of:=ROUND([.L13]/[.$G13]/100; 2)" office:value-type="float" office:value="0.36" calcext:value-type="float">
            <text:p>0.36</text:p>
          </table:table-cell>
          <table:table-cell table:formula="of:=ROUND(([.$J13]*4)/[.$I13]*100; 2)" office:value-type="float" office:value="2.52" calcext:value-type="float">
            <text:p>2.52</text:p>
          </table:table-cell>
          <table:table-cell table:formula="of:=ROUND(([.$K13]*9)/[.$I13]*100; 2)" office:value-type="float" office:value="5.01" calcext:value-type="float">
            <text:p>5.01</text:p>
          </table:table-cell>
          <table:table-cell table:formula="of:=ROUND(([.$L13]*4)/[.$I13]*100; 2)" office:value-type="float" office:value="93.53" calcext:value-type="float">
            <text:p>93.53</text:p>
          </table:table-cell>
          <table:table-cell table:formula="of:=ROUND(ABS([.$Q13]-35)+ABS([.$R13]-35)+ABS([.$S13]-30); 2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PPLE-07</text:p>
          </table:table-cell>
          <table:table-cell office:value-type="string" calcext:value-type="string">
            <text:p>BON VIA BIO jablká červené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55" calcext:value-type="float">
            <text:p>2.55</text:p>
          </table:table-cell>
          <table:table-cell office:value-type="float" office:value="600" calcext:value-type="float">
            <text:p>600</text:p>
          </table:table-cell>
          <table:table-cell office:value-type="float" office:value="4.25" calcext:value-type="float">
            <text:p>4.25</text:p>
          </table:table-cell>
          <table:table-cell table:formula="of:=[.F14]/10" office:value-type="float" office:value="0.425" calcext:value-type="float">
            <text:p>0.425</text:p>
          </table:table-cell>
          <table:table-cell table:style-name="ce29" table:formula="of:=ROUND([.G14]/AVERAGE([.G$2:.G$100]) * 100; 2)" office:value-type="float" office:value="192.24" calcext:value-type="float">
            <text:p>192.24</text:p>
          </table:table-cell>
          <table:table-cell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85" table:formula="of:=ROUND([.I14]/[.$G14]/100; 2)" office:value-type="float" office:value="1.38" calcext:value-type="float">
            <text:p>1.38</text:p>
          </table:table-cell>
          <table:table-cell table:style-name="ce89" table:formula="of:=ROUND([.J14]/[.$G14]/100; 2)" office:value-type="float" office:value="0.01" calcext:value-type="float">
            <text:p>0.01</text:p>
          </table:table-cell>
          <table:table-cell table:style-name="ce89" table:formula="of:=ROUND([.K14]/[.$G14]/100; 2)" office:value-type="float" office:value="0" calcext:value-type="float">
            <text:p>0</text:p>
          </table:table-cell>
          <table:table-cell table:style-name="ce89" table:formula="of:=ROUND([.L14]/[.$G14]/100; 2)" office:value-type="float" office:value="0.33" calcext:value-type="float">
            <text:p>0.33</text:p>
          </table:table-cell>
          <table:table-cell table:formula="of:=ROUND(([.$J14]*4)/[.$I14]*100; 2)" office:value-type="float" office:value="2.18" calcext:value-type="float">
            <text:p>2.18</text:p>
          </table:table-cell>
          <table:table-cell table:formula="of:=ROUND(([.$K14]*9)/[.$I14]*100; 2)" office:value-type="float" office:value="2.3" calcext:value-type="float">
            <text:p>2.3</text:p>
          </table:table-cell>
          <table:table-cell table:formula="of:=ROUND(([.$L14]*4)/[.$I14]*100; 2)" office:value-type="float" office:value="95.85" calcext:value-type="float">
            <text:p>95.85</text:p>
          </table:table-cell>
          <table:table-cell table:formula="of:=ROUND(ABS([.$Q14]-35)+ABS([.$R14]-35)+ABS([.$S14]-30); 2)" office:value-type="float" office:value="131.37" calcext:value-type="float">
            <text:p>131.37</text:p>
          </table:table-cell>
        </table:table-row>
        <table:table-row table:style-name="ro1" table:number-rows-repeated="3">
          <table:table-cell table:number-columns-repeated="12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04855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pple.H2:Apple.H14">
            <calcext:condition calcext:apply-style-name="Custom Above Average" calcext:value="&gt;100" calcext:base-cell-address="Merge.H2"/>
          </calcext:conditional-format>
          <calcext:conditional-format calcext:target-range-address="Apple.H2:Apple.H14">
            <calcext:condition calcext:apply-style-name="Custom Below Average" calcext:value="&lt;100" calcext:base-cell-address="Merge.H2"/>
          </calcext:conditional-format>
        </calcext:conditional-formats>
      </table:table>
      <table:table table:name="Banana" table:style-name="ta1">
        <table:table-column table:style-name="co22" table:default-cell-style-name="ce35"/>
        <table:table-column table:style-name="co12" table:default-cell-style-name="ce69"/>
        <table:table-column table:style-name="co23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3"/>
        <table:table-column table:style-name="co7" table:default-cell-style-name="ce76"/>
        <table:table-column table:style-name="co8" table:default-cell-style-name="ce71"/>
        <table:table-column table:style-name="co9" table:default-cell-style-name="ce78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4"/>
        <table:table-column table:style-name="co14" table:default-cell-style-name="ce88"/>
        <table:table-column table:style-name="co7" table:default-cell-style-name="ce88"/>
        <table:table-column table:style-name="co15" table:default-cell-style-name="ce88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BANANA-01</text:p>
          </table:table-cell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office:value-type="float" office:value="1.69" calcext:value-type="float">
            <text:p>1.69</text:p>
          </table:table-cell>
          <table:table-cell table:formula="of:=[.F2]/10" office:value-type="float" office:value="0.169" calcext:value-type="float">
            <text:p>0.169</text:p>
          </table:table-cell>
          <table:table-cell table:style-name="ce30" table:formula="of:=ROUND([.G2]/AVERAGE([.G$2:.G$100]) * 100; 2)" office:value-type="float" office:value="91.85" calcext:value-type="float">
            <text:p>91.85</text:p>
          </table:table-cell>
          <table:table-cell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85" table:formula="of:=ROUND([.I2]/[.$G2]/100; 2)" office:value-type="float" office:value="5.37" calcext:value-type="float">
            <text:p>5.37</text:p>
          </table:table-cell>
          <table:table-cell table:style-name="ce89" table:formula="of:=ROUND([.J2]/[.$G2]/100; 2)" office:value-type="float" office:value="0.1" calcext:value-type="float">
            <text:p>0.1</text:p>
          </table:table-cell>
          <table:table-cell table:style-name="ce89" table:formula="of:=ROUND([.K2]/[.$G2]/100; 2)" office:value-type="float" office:value="0.05" calcext:value-type="float">
            <text:p>0.05</text:p>
          </table:table-cell>
          <table:table-cell table:style-name="ce89" table:formula="of:=ROUND([.L2]/[.$G2]/100; 2)" office:value-type="float" office:value="1.33" calcext:value-type="float">
            <text:p>1.33</text:p>
          </table:table-cell>
          <table:table-cell table:formula="of:=ROUND(([.$J2]*4)/[.$I2]*100; 2)" office:value-type="float" office:value="7.14" calcext:value-type="float">
            <text:p>7.14</text:p>
          </table:table-cell>
          <table:table-cell table:formula="of:=ROUND(([.$K2]*9)/[.$I2]*100; 2)" office:value-type="float" office:value="7.74" calcext:value-type="float">
            <text:p>7.74</text:p>
          </table:table-cell>
          <table:table-cell table:formula="of:=ROUND(([.$L2]*4)/[.$I2]*100; 2)" office:value-type="float" office:value="99.22" calcext:value-type="float">
            <text:p>99.22</text:p>
          </table:table-cell>
          <table:table-cell table:formula="of:=ROUND(ABS([.$Q2]-35)+ABS([.$R2]-35)+ABS([.$S2]-30); 2)" office:value-type="float" office:value="124.34" calcext:value-type="float">
            <text:p>124.34</text:p>
          </table:table-cell>
        </table:table-row>
        <table:table-row table:style-name="ro1">
          <table:table-cell office:value-type="string" calcext:value-type="string">
            <text:p>BANANA-00</text:p>
          </table:table-cell>
          <table:table-cell office:value-type="string" calcext:value-type="string">
            <text:p>BILLA BIO banány</text:p>
          </table:table-cell>
          <table:table-cell office:value-type="string" calcext:value-type="string">
            <text:p>Billa Bio</text:p>
          </table:table-cell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office:value-type="float" office:value="1.99" calcext:value-type="float">
            <text:p>1.99</text:p>
          </table:table-cell>
          <table:table-cell table:formula="of:=[.F3]/10" office:value-type="float" office:value="0.199" calcext:value-type="float">
            <text:p>0.199</text:p>
          </table:table-cell>
          <table:table-cell table:style-name="ce30" table:formula="of:=ROUND([.G3]/AVERAGE([.G$2:.G$100]) * 100; 2)" office:value-type="float" office:value="108.15" calcext:value-type="float">
            <text:p>108.15</text:p>
          </table:table-cell>
          <table:table-cell office:value-type="float" office:value="90.25" calcext:value-type="float">
            <text:p>90.25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22.01" calcext:value-type="float">
            <text:p>22.01</text:p>
          </table:table-cell>
          <table:table-cell table:style-name="ce85" table:formula="of:=ROUND([.I3]/[.$G3]/100; 2)" office:value-type="float" office:value="4.54" calcext:value-type="float">
            <text:p>4.54</text:p>
          </table:table-cell>
          <table:table-cell table:style-name="ce89" table:formula="of:=ROUND([.J3]/[.$G3]/100; 2)" office:value-type="float" office:value="0.06" calcext:value-type="float">
            <text:p>0.06</text:p>
          </table:table-cell>
          <table:table-cell table:style-name="ce89" table:formula="of:=ROUND([.K3]/[.$G3]/100; 2)" office:value-type="float" office:value="0.01" calcext:value-type="float">
            <text:p>0.01</text:p>
          </table:table-cell>
          <table:table-cell table:style-name="ce89" table:formula="of:=ROUND([.L3]/[.$G3]/100; 2)" office:value-type="float" office:value="1.11" calcext:value-type="float">
            <text:p>1.11</text:p>
          </table:table-cell>
          <table:table-cell table:formula="of:=ROUND(([.$J3]*4)/[.$I3]*100; 2)" office:value-type="float" office:value="4.96" calcext:value-type="float">
            <text:p>4.96</text:p>
          </table:table-cell>
          <table:table-cell table:formula="of:=ROUND(([.$K3]*9)/[.$I3]*100; 2)" office:value-type="float" office:value="2.79" calcext:value-type="float">
            <text:p>2.79</text:p>
          </table:table-cell>
          <table:table-cell table:formula="of:=ROUND(([.$L3]*4)/[.$I3]*100; 2)" office:value-type="float" office:value="97.55" calcext:value-type="float">
            <text:p>97.55</text:p>
          </table:table-cell>
          <table:table-cell table:formula="of:=ROUND(ABS([.$Q3]-35)+ABS([.$R3]-35)+ABS([.$S3]-30); 2)" office:value-type="float" office:value="129.8" calcext:value-type="float">
            <text:p>129.8</text:p>
          </table:table-cell>
        </table:table-row>
        <table:table-row table:style-name="ro1" table:number-rows-repeated="2">
          <table:table-cell table:number-columns-repeated="7"/>
          <table:table-cell table:style-name="ce30"/>
          <table:table-cell table:number-columns-repeated="4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2">
          <table:table-cell table:number-columns-repeated="12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04855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Banana.H2:Banana.H5">
            <calcext:condition calcext:apply-style-name="Custom Above Average" calcext:value="&gt;100" calcext:base-cell-address="Apple.H2"/>
          </calcext:conditional-format>
          <calcext:conditional-format calcext:target-range-address="Banana.H2:Banana.H5">
            <calcext:condition calcext:apply-style-name="Custom Below Average" calcext:value="&lt;100" calcext:base-cell-address="Apple.H2"/>
          </calcext:conditional-format>
        </calcext:conditional-formats>
      </table:table>
      <table:table table:name="Berries" table:style-name="ta1">
        <table:table-column table:style-name="co24" table:default-cell-style-name="ce35"/>
        <table:table-column table:style-name="co15" table:default-cell-style-name="ce69"/>
        <table:table-column table:style-name="co25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3"/>
        <table:table-column table:style-name="co7" table:default-cell-style-name="ce76"/>
        <table:table-column table:style-name="co8" table:default-cell-style-name="ce71"/>
        <table:table-column table:style-name="co9" table:default-cell-style-name="ce78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4"/>
        <table:table-column table:style-name="co14" table:default-cell-style-name="ce88"/>
        <table:table-column table:style-name="co7" table:default-cell-style-name="ce88"/>
        <table:table-column table:style-name="co15" table:default-cell-style-name="ce88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3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BERRIES-0</text:span>2</text:p>
          </table:table-cell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office:value-type="float" office:value="5.967" calcext:value-type="float">
            <text:p>5.967</text:p>
          </table:table-cell>
          <table:table-cell table:formula="of:=[.F2]/10" office:value-type="float" office:value="0.5967" calcext:value-type="float">
            <text:p>0.5967</text:p>
          </table:table-cell>
          <table:table-cell table:style-name="ce31" table:formula="of:=ROUND([.G2]/AVERAGE([.G$2:.G$100]) * 100; 2)" office:value-type="float" office:value="66.79" calcext:value-type="float">
            <text:p>66.79</text:p>
          </table:table-cell>
          <table:table-cell table:style-name="ce80" office:value-type="string" calcext:value-type="string">
            <text:p>…</text:p>
          </table:table-cell>
          <table:table-cell table:number-columns-repeated="3" table:style-name="ce83" office:value-type="string" calcext:value-type="string">
            <text:p>…</text:p>
          </table:table-cell>
          <table:table-cell table:style-name="ce86" office:value-type="string" calcext:value-type="string">
            <text:p>…</text:p>
          </table:table-cell>
          <table:table-cell table:number-columns-repeated="3" table:style-name="ce90" office:value-type="string" calcext:value-type="string">
            <text:p>…</text:p>
          </table:table-cell>
          <table:table-cell table:number-columns-repeated="3" table:style-name="ce92" office:value-type="string" calcext:value-type="string">
            <text:p>…</text:p>
          </table:table-cell>
          <table:table-cell table:style-name="ce94" office:value-type="string" calcext:value-type="string">
            <text:p>…</text:p>
          </table:table-cell>
          <table:table-cell table:style-name="ce98" table:number-columns-repeated="16352"/>
          <table:table-cell table:number-columns-repeated="12"/>
        </table:table-row>
        <table:table-row table:style-name="ro1">
          <table:table-cell office:value-type="string" calcext:value-type="string">
            <text:p><text:span text:style-name="T1">BERRIES-0</text:span>0</text:p>
          </table:table-cell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.3</text:p>
          </table:table-cell>
          <table:table-cell table:formula="of:=[.F3]/10" office:value-type="float" office:value="0.73" calcext:value-type="float">
            <text:p>0.73</text:p>
          </table:table-cell>
          <table:table-cell table:style-name="ce31" table:formula="of:=ROUND([.G3]/AVERAGE([.G$2:.G$100]) * 100; 2)" office:value-type="float" office:value="81.72" calcext:value-type="float">
            <text:p>81.72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85" table:formula="of:=ROUND([.I3]/[.$G3]/100; 2)" office:value-type="float" office:value="0.49" calcext:value-type="float">
            <text:p>0.49</text:p>
          </table:table-cell>
          <table:table-cell table:style-name="ce89" table:formula="of:=ROUND([.J3]/[.$G3]/100; 2)" office:value-type="float" office:value="0.02" calcext:value-type="float">
            <text:p>0.02</text:p>
          </table:table-cell>
          <table:table-cell table:style-name="ce89" table:formula="of:=ROUND([.K3]/[.$G3]/100; 2)" office:value-type="float" office:value="0.01" calcext:value-type="float">
            <text:p>0.01</text:p>
          </table:table-cell>
          <table:table-cell table:style-name="ce89" table:formula="of:=ROUND([.L3]/[.$G3]/100; 2)" office:value-type="float" office:value="0.09" calcext:value-type="float">
            <text:p>0.09</text:p>
          </table:table-cell>
          <table:table-cell table:formula="of:=ROUND(([.$J3]*4)/[.$I3]*100; 2)" office:value-type="float" office:value="12.22" calcext:value-type="float">
            <text:p>12.22</text:p>
          </table:table-cell>
          <table:table-cell table:formula="of:=ROUND(([.$K3]*9)/[.$I3]*100; 2)" office:value-type="float" office:value="17.5" calcext:value-type="float">
            <text:p>17.5</text:p>
          </table:table-cell>
          <table:table-cell table:formula="of:=ROUND(([.$L3]*4)/[.$I3]*100; 2)" office:value-type="float" office:value="71.11" calcext:value-type="float">
            <text:p>71.11</text:p>
          </table:table-cell>
          <table:table-cell table:formula="of:=ROUND(ABS([.$Q3]-35)+ABS([.$R3]-35)+ABS([.$S3]-30); 2)" office:value-type="float" office:value="81.39" calcext:value-type="float">
            <text:p>81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BERRIES-0</text:span>3</text:p>
          </table:table-cell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.3</text:p>
          </table:table-cell>
          <table:table-cell table:formula="of:=[.F4]/10" office:value-type="float" office:value="0.73" calcext:value-type="float">
            <text:p>0.73</text:p>
          </table:table-cell>
          <table:table-cell table:style-name="ce31" table:formula="of:=ROUND([.G4]/AVERAGE([.G$2:.G$100]) * 100; 2)" office:value-type="float" office:value="81.72" calcext:value-type="float">
            <text:p>81.72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85" table:formula="of:=ROUND([.I4]/[.$G4]/100; 2)" office:value-type="float" office:value="0.55" calcext:value-type="float">
            <text:p>0.55</text:p>
          </table:table-cell>
          <table:table-cell table:style-name="ce89" table:formula="of:=ROUND([.J4]/[.$G4]/100; 2)" office:value-type="float" office:value="0.01" calcext:value-type="float">
            <text:p>0.01</text:p>
          </table:table-cell>
          <table:table-cell table:style-name="ce89" table:formula="of:=ROUND([.K4]/[.$G4]/100; 2)" office:value-type="float" office:value="0.01" calcext:value-type="float">
            <text:p>0.01</text:p>
          </table:table-cell>
          <table:table-cell table:style-name="ce89" table:formula="of:=ROUND([.L4]/[.$G4]/100; 2)" office:value-type="float" office:value="0.12" calcext:value-type="float">
            <text:p>0.12</text:p>
          </table:table-cell>
          <table:table-cell table:formula="of:=ROUND(([.$J4]*4)/[.$I4]*100; 2)" office:value-type="float" office:value="7" calcext:value-type="float">
            <text:p>7</text:p>
          </table:table-cell>
          <table:table-cell table:formula="of:=ROUND(([.$K4]*9)/[.$I4]*100; 2)" office:value-type="float" office:value="11.25" calcext:value-type="float">
            <text:p>11.25</text:p>
          </table:table-cell>
          <table:table-cell table:formula="of:=ROUND(([.$L4]*4)/[.$I4]*100; 2)" office:value-type="float" office:value="85" calcext:value-type="float">
            <text:p>85</text:p>
          </table:table-cell>
          <table:table-cell table:formula="of:=ROUND(ABS([.$Q4]-35)+ABS([.$R4]-35)+ABS([.$S4]-30); 2)" office:value-type="float" office:value="106.75" calcext:value-type="float">
            <text:p>106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BERRIES-0</text:span>1</text:p>
          </table:table-cell>
          <table:table-cell office:value-type="string" calcext:value-type="string">
            <text:p>Lesná zmes mrazená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00" calcext:value-type="float">
            <text:p>200</text:p>
          </table:table-cell>
          <table:table-cell office:value-type="float" office:value="9.95" calcext:value-type="float">
            <text:p>9.95</text:p>
          </table:table-cell>
          <table:table-cell table:formula="of:=[.F5]/10" office:value-type="float" office:value="0.995" calcext:value-type="float">
            <text:p>0.995</text:p>
          </table:table-cell>
          <table:table-cell table:style-name="ce31" table:formula="of:=ROUND([.G5]/AVERAGE([.G$2:.G$100]) * 100; 2)" office:value-type="float" office:value="111.38" calcext:value-type="float">
            <text:p>111.38</text:p>
          </table:table-cell>
          <table:table-cell table:style-name="ce80" office:value-type="string" calcext:value-type="string">
            <text:p>…</text:p>
          </table:table-cell>
          <table:table-cell table:number-columns-repeated="3" table:style-name="ce83" office:value-type="string" calcext:value-type="string">
            <text:p>…</text:p>
          </table:table-cell>
          <table:table-cell table:style-name="ce86" office:value-type="string" calcext:value-type="string">
            <text:p>…</text:p>
          </table:table-cell>
          <table:table-cell table:number-columns-repeated="3" table:style-name="ce90" office:value-type="string" calcext:value-type="string">
            <text:p>…</text:p>
          </table:table-cell>
          <table:table-cell table:number-columns-repeated="3" table:style-name="ce92" office:value-type="string" calcext:value-type="string">
            <text:p>…</text:p>
          </table:table-cell>
          <table:table-cell table:style-name="ce94" office:value-type="string" calcext:value-type="string">
            <text:p>…</text:p>
          </table:table-cell>
          <table:table-cell table:style-name="ce98" table:number-columns-repeated="16353"/>
          <table:table-cell table:number-columns-repeated="11"/>
        </table:table-row>
        <table:table-row table:style-name="ro1">
          <table:table-cell office:value-type="string" calcext:value-type="string">
            <text:p><text:span text:style-name="T1">BERRIES-0</text:span>4</text:p>
          </table:table-cell>
          <table:table-cell office:value-type="string" calcext:value-type="string">
            <text:p>černice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office:value-type="float" office:value="10.633" calcext:value-type="float">
            <text:p>10.633</text:p>
          </table:table-cell>
          <table:table-cell table:formula="of:=[.F6]/10" office:value-type="float" office:value="1.0633" calcext:value-type="float">
            <text:p>1.0633</text:p>
          </table:table-cell>
          <table:table-cell table:style-name="ce31" table:formula="of:=ROUND([.G6]/AVERAGE([.G$2:.G$100]) * 100; 2)" office:value-type="float" office:value="119.03" calcext:value-type="float">
            <text:p>119.03</text:p>
          </table:table-cell>
          <table:table-cell office:value-type="float" office:value="52.07" calcext:value-type="float">
            <text:p>52.07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33" calcext:value-type="float">
            <text:p>12.33</text:p>
          </table:table-cell>
          <table:table-cell table:style-name="ce85" table:formula="of:=ROUND([.I6]/[.$G6]/100; 2)" office:value-type="float" office:value="0.49" calcext:value-type="float">
            <text:p>0.49</text:p>
          </table:table-cell>
          <table:table-cell table:style-name="ce89" table:formula="of:=ROUND([.J6]/[.$G6]/100; 2)" office:value-type="float" office:value="0.01" calcext:value-type="float">
            <text:p>0.01</text:p>
          </table:table-cell>
          <table:table-cell table:style-name="ce89" table:formula="of:=ROUND([.K6]/[.$G6]/100; 2)" office:value-type="float" office:value="0.01" calcext:value-type="float">
            <text:p>0.01</text:p>
          </table:table-cell>
          <table:table-cell table:style-name="ce89" table:formula="of:=ROUND([.L6]/[.$G6]/100; 2)" office:value-type="float" office:value="0.12" calcext:value-type="float">
            <text:p>0.12</text:p>
          </table:table-cell>
          <table:table-cell table:formula="of:=ROUND(([.$J6]*4)/[.$I6]*100; 2)" office:value-type="float" office:value="8.6" calcext:value-type="float">
            <text:p>8.6</text:p>
          </table:table-cell>
          <table:table-cell table:formula="of:=ROUND(([.$K6]*9)/[.$I6]*100; 2)" office:value-type="float" office:value="15.38" calcext:value-type="float">
            <text:p>15.38</text:p>
          </table:table-cell>
          <table:table-cell table:formula="of:=ROUND(([.$L6]*4)/[.$I6]*100; 2)" office:value-type="float" office:value="94.72" calcext:value-type="float">
            <text:p>94.72</text:p>
          </table:table-cell>
          <table:table-cell table:formula="of:=ROUND(ABS([.$Q6]-35)+ABS([.$R6]-35)+ABS([.$S6]-30); 2)" office:value-type="float" office:value="110.74" calcext:value-type="float">
            <text:p>110.74</text:p>
          </table:table-cell>
          <table:table-cell table:style-name="ce98" table:number-columns-repeated="16353"/>
          <table:table-cell table:number-columns-repeated="11"/>
        </table:table-row>
        <table:table-row table:style-name="ro1">
          <table:table-cell office:value-type="string" calcext:value-type="string">
            <text:p>BERRIES-05</text:p>
          </table:table-cell>
          <table:table-cell office:value-type="string" calcext:value-type="string">
            <text:p>Maliny mrazené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200" calcext:value-type="float">
            <text:p>200</text:p>
          </table:table-cell>
          <table:table-cell office:value-type="float" office:value="12.45" calcext:value-type="float">
            <text:p>12.45</text:p>
          </table:table-cell>
          <table:table-cell table:formula="of:=[.F7]/10" office:value-type="float" office:value="1.245" calcext:value-type="float">
            <text:p>1.245</text:p>
          </table:table-cell>
          <table:table-cell table:style-name="ce31" table:formula="of:=ROUND([.G7]/AVERAGE([.G$2:.G$100]) * 100; 2)" office:value-type="float" office:value="139.37" calcext:value-type="float">
            <text:p>139.37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table:style-name="ce85" table:formula="of:=ROUND([.I7]/[.$G7]/100; 2)" office:value-type="float" office:value="0.26" calcext:value-type="float">
            <text:p>0.26</text:p>
          </table:table-cell>
          <table:table-cell table:style-name="ce89" table:formula="of:=ROUND([.J7]/[.$G7]/100; 2)" office:value-type="float" office:value="0.01" calcext:value-type="float">
            <text:p>0.01</text:p>
          </table:table-cell>
          <table:table-cell table:style-name="ce89" table:formula="of:=ROUND([.K7]/[.$G7]/100; 2)" office:value-type="float" office:value="0" calcext:value-type="float">
            <text:p>0</text:p>
          </table:table-cell>
          <table:table-cell table:style-name="ce89" table:formula="of:=ROUND([.L7]/[.$G7]/100; 2)" office:value-type="float" office:value="0.04" calcext:value-type="float">
            <text:p>0.04</text:p>
          </table:table-cell>
          <table:table-cell table:formula="of:=ROUND(([.$J7]*4)/[.$I7]*100; 2)" office:value-type="float" office:value="15" calcext:value-type="float">
            <text:p>15</text:p>
          </table:table-cell>
          <table:table-cell table:formula="of:=ROUND(([.$K7]*9)/[.$I7]*100; 2)" office:value-type="float" office:value="8.44" calcext:value-type="float">
            <text:p>8.44</text:p>
          </table:table-cell>
          <table:table-cell table:formula="of:=ROUND(([.$L7]*4)/[.$I7]*100; 2)" office:value-type="float" office:value="58.75" calcext:value-type="float">
            <text:p>58.75</text:p>
          </table:table-cell>
          <table:table-cell table:formula="of:=ROUND(ABS([.$Q7]-35)+ABS([.$R7]-35)+ABS([.$S7]-30); 2)" office:value-type="float" office:value="75.31" calcext:value-type="float">
            <text:p>75.31</text:p>
          </table:table-cell>
          <table:table-cell table:style-name="ce98" table:number-columns-repeated="16353"/>
          <table:table-cell table:number-columns-repeated="11"/>
        </table:table-row>
        <table:table-row table:style-name="ro1">
          <table:table-cell table:number-columns-repeated="12"/>
          <table:table-cell table:style-name="ce86"/>
          <table:table-cell table:style-name="ce90" table:number-columns-repeated="3"/>
          <table:table-cell table:number-columns-repeated="16368"/>
        </table:table-row>
        <table:table-row table:style-name="ro1" table:number-rows-repeated="9">
          <table:table-cell table:number-columns-repeated="12"/>
          <table:table-cell table:style-name="ce85"/>
          <table:table-cell table:style-name="ce89" table:number-columns-repeated="3"/>
          <table:table-cell table:number-columns-repeated="1636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erries.H2:Berries.H7">
            <calcext:condition calcext:apply-style-name="Custom Above Average" calcext:value="&gt;100" calcext:base-cell-address="Banana.H2"/>
          </calcext:conditional-format>
          <calcext:conditional-format calcext:target-range-address="Berries.H2:Berries.H7">
            <calcext:condition calcext:apply-style-name="Custom Below Average" calcext:value="&lt;100" calcext:base-cell-address="Banana.H2"/>
          </calcext:conditional-format>
        </calcext:conditional-formats>
      </table:table>
      <table:table table:name="Lemon" table:style-name="ta1">
        <table:table-column table:style-name="co26" table:default-cell-style-name="ce35"/>
        <table:table-column table:style-name="co27" table:default-cell-style-name="ce69"/>
        <table:table-column table:style-name="co28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3"/>
        <table:table-column table:style-name="co7" table:default-cell-style-name="ce76"/>
        <table:table-column table:style-name="co8" table:default-cell-style-name="ce71"/>
        <table:table-column table:style-name="co9" table:default-cell-style-name="ce78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4"/>
        <table:table-column table:style-name="co14" table:default-cell-style-name="ce88"/>
        <table:table-column table:style-name="co7" table:default-cell-style-name="ce88"/>
        <table:table-column table:style-name="co15" table:default-cell-style-name="ce88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LEMON-0</text:span>2</text:p>
          </table:table-cell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office:value-type="float" office:value="2.69" calcext:value-type="float">
            <text:p>2.69</text:p>
          </table:table-cell>
          <table:table-cell table:formula="of:=[.F2]/10" office:value-type="float" office:value="0.269" calcext:value-type="float">
            <text:p>0.269</text:p>
          </table:table-cell>
          <table:table-cell table:style-name="ce33" table:formula="of:=ROUND([.G2]/AVERAGE([.G$2:.G$100]) * 100; 2)" office:value-type="float" office:value="74.38" calcext:value-type="float">
            <text:p>74.38</text:p>
          </table:table-cell>
          <table:table-cell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2]/[.$G2]/100; 2)" office:value-type="float" office:value="1.16" calcext:value-type="float">
            <text:p>1.16</text:p>
          </table:table-cell>
          <table:table-cell table:style-name="ce89" table:formula="of:=ROUND([.J2]/[.$G2]/100; 2)" office:value-type="float" office:value="0.03" calcext:value-type="float">
            <text:p>0.03</text:p>
          </table:table-cell>
          <table:table-cell table:style-name="ce89" table:formula="of:=ROUND([.K2]/[.$G2]/100; 2)" office:value-type="float" office:value="0.02" calcext:value-type="float">
            <text:p>0.02</text:p>
          </table:table-cell>
          <table:table-cell table:style-name="ce89" table:formula="of:=ROUND([.L2]/[.$G2]/100; 2)" office:value-type="float" office:value="0.28" calcext:value-type="float">
            <text:p>0.28</text:p>
          </table:table-cell>
          <table:table-cell table:formula="of:=ROUND(([.$J2]*4)/[.$I2]*100; 2)" office:value-type="float" office:value="11.25" calcext:value-type="float">
            <text:p>11.25</text:p>
          </table:table-cell>
          <table:table-cell table:formula="of:=ROUND(([.$K2]*9)/[.$I2]*100; 2)" office:value-type="float" office:value="12.08" calcext:value-type="float">
            <text:p>12.08</text:p>
          </table:table-cell>
          <table:table-cell table:formula="of:=ROUND(([.$L2]*4)/[.$I2]*100; 2)" office:value-type="float" office:value="96.55" calcext:value-type="float">
            <text:p>96.55</text:p>
          </table:table-cell>
          <table:table-cell table:formula="of:=ROUND(ABS([.$Q2]-35)+ABS([.$R2]-35)+ABS([.$S2]-30); 2)" office:value-type="float" office:value="113.22" calcext:value-type="float">
            <text:p>113.22</text:p>
          </table:table-cell>
        </table:table-row>
        <table:table-row table:style-name="ro1">
          <table:table-cell office:value-type="string" calcext:value-type="string">
            <text:p>LEMON-00</text:p>
          </table:table-cell>
          <table:table-cell office:value-type="string" calcext:value-type="string">
            <text:p>CLEVER citróny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500" calcext:value-type="float">
            <text:p>500</text:p>
          </table:table-cell>
          <table:table-cell office:value-type="float" office:value="3.58" calcext:value-type="float">
            <text:p>3.58</text:p>
          </table:table-cell>
          <table:table-cell table:formula="of:=[.F3]/10" office:value-type="float" office:value="0.358" calcext:value-type="float">
            <text:p>0.358</text:p>
          </table:table-cell>
          <table:table-cell table:style-name="ce33" table:formula="of:=ROUND([.G3]/AVERAGE([.G$2:.G$100]) * 100; 2)" office:value-type="float" office:value="98.99" calcext:value-type="float">
            <text:p>98.99</text:p>
          </table:table-cell>
          <table:table-cell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3]/[.$G3]/100; 2)" office:value-type="float" office:value="0.87" calcext:value-type="float">
            <text:p>0.87</text:p>
          </table:table-cell>
          <table:table-cell table:style-name="ce89" table:formula="of:=ROUND([.J3]/[.$G3]/100; 2)" office:value-type="float" office:value="0.02" calcext:value-type="float">
            <text:p>0.02</text:p>
          </table:table-cell>
          <table:table-cell table:style-name="ce89" table:formula="of:=ROUND([.K3]/[.$G3]/100; 2)" office:value-type="float" office:value="0.01" calcext:value-type="float">
            <text:p>0.01</text:p>
          </table:table-cell>
          <table:table-cell table:style-name="ce89" table:formula="of:=ROUND([.L3]/[.$G3]/100; 2)" office:value-type="float" office:value="0.21" calcext:value-type="float">
            <text:p>0.21</text:p>
          </table:table-cell>
          <table:table-cell table:formula="of:=ROUND(([.$J3]*4)/[.$I3]*100; 2)" office:value-type="float" office:value="11.25" calcext:value-type="float">
            <text:p>11.25</text:p>
          </table:table-cell>
          <table:table-cell table:formula="of:=ROUND(([.$K3]*9)/[.$I3]*100; 2)" office:value-type="float" office:value="12.08" calcext:value-type="float">
            <text:p>12.08</text:p>
          </table:table-cell>
          <table:table-cell table:formula="of:=ROUND(([.$L3]*4)/[.$I3]*100; 2)" office:value-type="float" office:value="96.55" calcext:value-type="float">
            <text:p>96.55</text:p>
          </table:table-cell>
          <table:table-cell table:formula="of:=ROUND(ABS([.$Q3]-35)+ABS([.$R3]-35)+ABS([.$S3]-30); 2)" office:value-type="float" office:value="113.22" calcext:value-type="float">
            <text:p>113.22</text:p>
          </table:table-cell>
        </table:table-row>
        <table:table-row table:style-name="ro1">
          <table:table-cell office:value-type="string" calcext:value-type="string">
            <text:p>LEMON-00</text:p>
          </table:table-cell>
          <table:table-cell office:value-type="string" calcext:value-type="string">
            <text:p>BON VIA BIO Citróny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29" calcext:value-type="float">
            <text:p>2.29</text:p>
          </table:table-cell>
          <table:table-cell office:value-type="float" office:value="500" calcext:value-type="float">
            <text:p>500</text:p>
          </table:table-cell>
          <table:table-cell office:value-type="float" office:value="4.58" calcext:value-type="float">
            <text:p>4.58</text:p>
          </table:table-cell>
          <table:table-cell table:formula="of:=[.F4]/10" office:value-type="float" office:value="0.458" calcext:value-type="float">
            <text:p>0.458</text:p>
          </table:table-cell>
          <table:table-cell table:style-name="ce33" table:formula="of:=ROUND([.G4]/AVERAGE([.G$2:.G$100]) * 100; 2)" office:value-type="float" office:value="126.64" calcext:value-type="float">
            <text:p>126.64</text:p>
          </table:table-cell>
          <table:table-cell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85" table:formula="of:=ROUND([.I4]/[.$G4]/100; 2)" office:value-type="float" office:value="0.68" calcext:value-type="float">
            <text:p>0.68</text:p>
          </table:table-cell>
          <table:table-cell table:style-name="ce89" table:formula="of:=ROUND([.J4]/[.$G4]/100; 2)" office:value-type="float" office:value="0.02" calcext:value-type="float">
            <text:p>0.02</text:p>
          </table:table-cell>
          <table:table-cell table:style-name="ce89" table:formula="of:=ROUND([.K4]/[.$G4]/100; 2)" office:value-type="float" office:value="0.01" calcext:value-type="float">
            <text:p>0.01</text:p>
          </table:table-cell>
          <table:table-cell table:style-name="ce89" table:formula="of:=ROUND([.L4]/[.$G4]/100; 2)" office:value-type="float" office:value="0.16" calcext:value-type="float">
            <text:p>0.16</text:p>
          </table:table-cell>
          <table:table-cell table:formula="of:=ROUND(([.$J4]*4)/[.$I4]*100; 2)" office:value-type="float" office:value="11.25" calcext:value-type="float">
            <text:p>11.25</text:p>
          </table:table-cell>
          <table:table-cell table:formula="of:=ROUND(([.$K4]*9)/[.$I4]*100; 2)" office:value-type="float" office:value="12.08" calcext:value-type="float">
            <text:p>12.08</text:p>
          </table:table-cell>
          <table:table-cell table:formula="of:=ROUND(([.$L4]*4)/[.$I4]*100; 2)" office:value-type="float" office:value="96.55" calcext:value-type="float">
            <text:p>96.55</text:p>
          </table:table-cell>
          <table:table-cell table:formula="of:=ROUND(ABS([.$Q4]-35)+ABS([.$R4]-35)+ABS([.$S4]-30); 2)" office:value-type="float" office:value="113.22" calcext:value-type="float">
            <text:p>113.22</text:p>
          </table:table-cell>
        </table:table-row>
        <table:table-row table:style-name="ro1">
          <table:table-cell table:number-columns-repeated="7"/>
          <table:table-cell table:style-name="ce33"/>
          <table:table-cell table:number-columns-repeated="4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2">
          <table:table-cell table:number-columns-repeated="12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04855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Lemon.H2:Lemon.H5">
            <calcext:condition calcext:apply-style-name="Custom Above Average" calcext:value="&gt;100" calcext:base-cell-address="Berries.H2"/>
          </calcext:conditional-format>
          <calcext:conditional-format calcext:target-range-address="Lemon.H2:Lemon.H5">
            <calcext:condition calcext:apply-style-name="Custom Below Average" calcext:value="&lt;100" calcext:base-cell-address="Berries.H2"/>
          </calcext:conditional-format>
        </calcext:conditional-formats>
      </table:table>
      <table:table table:name="Else" table:style-name="ta1">
        <table:table-column table:style-name="co1" table:default-cell-style-name="ce35"/>
        <table:table-column table:style-name="co11" table:default-cell-style-name="ce69"/>
        <table:table-column table:style-name="co25" table:default-cell-style-name="ce69"/>
        <table:table-column table:style-name="co4" table:default-cell-style-name="ce71"/>
        <table:table-column table:style-name="co5" table:default-cell-style-name="ce71"/>
        <table:table-column table:style-name="co6" table:default-cell-style-name="ce73"/>
        <table:table-column table:style-name="co7" table:default-cell-style-name="ce76"/>
        <table:table-column table:style-name="co8" table:default-cell-style-name="ce71"/>
        <table:table-column table:style-name="co9" table:default-cell-style-name="ce78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4"/>
        <table:table-column table:style-name="co14" table:default-cell-style-name="ce88"/>
        <table:table-column table:style-name="co7" table:default-cell-style-name="ce88"/>
        <table:table-column table:style-name="co15" table:default-cell-style-name="ce88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table:style-name="ce75" office:value-type="string" calcext:value-type="string">
            <text:p>Price per 100g (€)</text:p>
          </table:table-cell>
          <table:table-cell table:style-name="ce7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GRAPEFRUIT-00</text:p>
          </table:table-cell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office:value-type="float" office:value="1.99" calcext:value-type="float">
            <text:p>1.99</text:p>
          </table:table-cell>
          <table:table-cell table:formula="of:=[.F2]/10" office:value-type="float" office:value="0.199" calcext:value-type="float">
            <text:p>0.199</text:p>
          </table:table-cell>
          <table:table-cell table:style-name="ce34" table:formula="of:=ROUND([.G2]/AVERAGE([.G$2:.G$100]) * 100; 2)" office:value-type="float" office:value="38.12" calcext:value-type="float">
            <text:p>38.12</text:p>
          </table:table-cell>
          <table:table-cell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85" table:formula="of:=ROUND([.I2]/[.$G2]/100; 2)" office:value-type="float" office:value="2.14" calcext:value-type="float">
            <text:p>2.14</text:p>
          </table:table-cell>
          <table:table-cell table:style-name="ce89" table:formula="of:=ROUND([.J2]/[.$G2]/100; 2)" office:value-type="float" office:value="0.04" calcext:value-type="float">
            <text:p>0.04</text:p>
          </table:table-cell>
          <table:table-cell table:style-name="ce89" table:formula="of:=ROUND([.K2]/[.$G2]/100; 2)" office:value-type="float" office:value="0.01" calcext:value-type="float">
            <text:p>0.01</text:p>
          </table:table-cell>
          <table:table-cell table:style-name="ce89" table:formula="of:=ROUND([.L2]/[.$G2]/100; 2)" office:value-type="float" office:value="0.51" calcext:value-type="float">
            <text:p>0.51</text:p>
          </table:table-cell>
          <table:table-cell table:formula="of:=ROUND(([.$J2]*4)/[.$I2]*100; 2)" office:value-type="float" office:value="7.99" calcext:value-type="float">
            <text:p>7.99</text:p>
          </table:table-cell>
          <table:table-cell table:formula="of:=ROUND(([.$K2]*9)/[.$I2]*100; 2)" office:value-type="float" office:value="3.17" calcext:value-type="float">
            <text:p>3.17</text:p>
          </table:table-cell>
          <table:table-cell table:formula="of:=ROUND(([.$L2]*4)/[.$I2]*100; 2)" office:value-type="float" office:value="95.42" calcext:value-type="float">
            <text:p>95.42</text:p>
          </table:table-cell>
          <table:table-cell table:formula="of:=ROUND(ABS([.$Q2]-35)+ABS([.$R2]-35)+ABS([.$S2]-30); 2)" office:value-type="float" office:value="124.26" calcext:value-type="float">
            <text:p>124.26</text:p>
          </table:table-cell>
        </table:table-row>
        <table:table-row table:style-name="ro1">
          <table:table-cell office:value-type="string" calcext:value-type="string">
            <text:p>MANGO-00</text:p>
          </table:table-cell>
          <table:table-cell office:value-type="string" calcext:value-type="string">
            <text:p>Mango mrazené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office:value-type="float" office:value="8.45" calcext:value-type="float">
            <text:p>8.45</text:p>
          </table:table-cell>
          <table:table-cell table:formula="of:=[.F3]/10" office:value-type="float" office:value="0.845" calcext:value-type="float">
            <text:p>0.845</text:p>
          </table:table-cell>
          <table:table-cell table:style-name="ce34" table:formula="of:=ROUND([.G3]/AVERAGE([.G$2:.G$100]) * 100; 2)" office:value-type="float" office:value="161.88" calcext:value-type="float">
            <text:p>161.88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table:style-name="ce85" table:formula="of:=ROUND([.I3]/[.$G3]/100; 2)" office:value-type="float" office:value="0.76" calcext:value-type="float">
            <text:p>0.76</text:p>
          </table:table-cell>
          <table:table-cell table:style-name="ce89" table:formula="of:=ROUND([.J3]/[.$G3]/100; 2)" office:value-type="float" office:value="0.01" calcext:value-type="float">
            <text:p>0.01</text:p>
          </table:table-cell>
          <table:table-cell table:style-name="ce89" table:formula="of:=ROUND([.K3]/[.$G3]/100; 2)" office:value-type="float" office:value="0" calcext:value-type="float">
            <text:p>0</text:p>
          </table:table-cell>
          <table:table-cell table:style-name="ce89" table:formula="of:=ROUND([.L3]/[.$G3]/100; 2)" office:value-type="float" office:value="0.16" calcext:value-type="float">
            <text:p>0.16</text:p>
          </table:table-cell>
          <table:table-cell table:formula="of:=ROUND(([.$J3]*4)/[.$I3]*100; 2)" office:value-type="float" office:value="4.38" calcext:value-type="float">
            <text:p>4.38</text:p>
          </table:table-cell>
          <table:table-cell table:formula="of:=ROUND(([.$K3]*9)/[.$I3]*100; 2)" office:value-type="float" office:value="2.81" calcext:value-type="float">
            <text:p>2.81</text:p>
          </table:table-cell>
          <table:table-cell table:formula="of:=ROUND(([.$L3]*4)/[.$I3]*100; 2)" office:value-type="float" office:value="85" calcext:value-type="float">
            <text:p>85</text:p>
          </table:table-cell>
          <table:table-cell table:formula="of:=ROUND(ABS([.$Q3]-35)+ABS([.$R3]-35)+ABS([.$S3]-30); 2)" office:value-type="float" office:value="117.81" calcext:value-type="float">
            <text:p>117.81</text:p>
          </table:table-cell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4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2">
          <table:table-cell table:number-columns-repeated="12"/>
          <table:table-cell table:style-name="ce85"/>
          <table:table-cell table:style-name="ce89" table:number-columns-repeated="3"/>
          <table:table-cell table:number-columns-repeated="4"/>
        </table:table-row>
        <table:table-row table:style-name="ro1" table:number-rows-repeated="104855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Else.H2:Else.H5">
            <calcext:condition calcext:apply-style-name="Custom Above Average" calcext:value="&gt;100" calcext:base-cell-address="Lemon.H2"/>
          </calcext:conditional-format>
          <calcext:conditional-format calcext:target-range-address="Else.H2:Else.H5">
            <calcext:condition calcext:apply-style-name="Custom Below Average" calcext:value="&lt;100" calcext:base-cell-address="Lemon.H2"/>
          </calcext:conditional-format>
        </calcext:conditional-formats>
      </table:table>
      <table:named-expressions/>
      <table:database-ranges>
        <table:database-range table:name="__Anonymous_Sheet_DB__0" table:target-range-address="Merge.A1:Merge.T27">
          <table:sort>
            <table:sort-by table:field-number="7" table:data-type="automatic"/>
          </table:sort>
        </table:database-range>
        <table:database-range table:name="__Anonymous_Sheet_DB__1" table:target-range-address="Apple.A1:Apple.T14">
          <table:sort>
            <table:sort-by table:field-number="7" table:data-type="automatic"/>
          </table:sort>
        </table:database-range>
        <table:database-range table:name="__Anonymous_Sheet_DB__2" table:target-range-address="Banana.A1:Banana.T3">
          <table:sort>
            <table:sort-by table:field-number="7" table:data-type="automatic"/>
          </table:sort>
        </table:database-range>
        <table:database-range table:name="__Anonymous_Sheet_DB__3" table:target-range-address="Berries.A1:Berries.T7">
          <table:sort>
            <table:sort-by table:field-number="7" table:data-type="automatic"/>
          </table:sort>
        </table:database-range>
        <table:database-range table:name="__Anonymous_Sheet_DB__4" table:target-range-address="Lemon.A1:Lemon.T4">
          <table:sort>
            <table:sort-by table:field-number="7" table:data-type="automatic"/>
          </table:sort>
        </table:database-range>
        <table:database-range table:name="__Anonymous_Sheet_DB__5" table:target-range-address="Else.A1:Else.T3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04:42.499469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2:00:10.772040410</meta:creation-date>
    <meta:generator>LibreOffice/24.2.7.2$Linux_X86_64 LibreOffice_project/420$Build-2</meta:generator>
    <dc:date>2024-12-16T15:05:12.965793807</dc:date>
    <meta:editing-duration>PT2H55M24S</meta:editing-duration>
    <meta:editing-cycles>62</meta:editing-cycles>
    <meta:document-statistic meta:table-count="6" meta:cell-count="1134" meta:object-count="0"/>
  </office:meta>
</office:document-meta>
</file>